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" manifest:version="1.3" manifest:media-type="application/vnd.oasis.opendocument.spreadshee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3.945cm"/>
      <style:paragraph-properties style:writing-mode="lr-tb"/>
    </style:style>
    <style:style style:name="gr3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marker-start="Arrowheads_20_3" draw:marker-start-width="0.3cm" draw:marker-end="Arrowheads_20_4" draw:marker-end-width="0.3cm" draw:textarea-vertical-align="middle"/>
    </style:style>
    <style:style style:name="gr6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7" style:family="graphic" style:parent-style-name="standard">
      <style:graphic-properties draw:marker-start="Arrowheads_20_7" draw:marker-start-width="0.3cm" draw:marker-end="Arrowheads_20_8" draw:marker-end-width="0.3cm" draw:textarea-vertical-align="middle"/>
    </style:style>
    <style:style style:name="gr8" style:family="graphic" style:parent-style-name="standard">
      <style:graphic-properties draw:marker-start="Arrowheads_20_9" draw:marker-start-width="0.3cm" draw:marker-end="Arrowheads_20_10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209cm"/>
      <style:paragraph-properties style:writing-mode="lr-tb"/>
    </style:style>
    <style:style style:name="gr10" style:family="graphic" style:parent-style-name="standard">
      <style:graphic-properties draw:marker-start="Arrowheads_20_36" draw:marker-start-width="0.3cm" draw:marker-end="Arrowheads_20_37" draw:marker-end-width="0.3cm" draw:textarea-vertical-align="middle"/>
    </style:style>
    <style:style style:name="gr11" style:family="graphic" style:parent-style-name="standard">
      <style:graphic-properties draw:marker-start="Arrowheads_20_39" draw:marker-start-width="0.3cm" draw:marker-end="Arrowheads_20_40" draw:marker-end-width="0.3cm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3.878cm" fo:min-width="6.803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1.08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25cm" fo:min-width="4.5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7cm" fo:min-width="4.5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82cm" fo:min-width="6.803cm"/>
      <style:paragraph-properties style:writing-mode="lr-tb"/>
    </style:style>
    <style:style style:name="gr17" style:family="graphic" style:parent-style-name="standard">
      <style:graphic-properties draw:marker-start="Arrowheads_20_13" draw:marker-start-width="0.3cm" draw:marker-end="Arrowheads_20_14" draw:marker-end-width="0.3cm" draw:textarea-vertical-align="middle"/>
    </style:style>
    <style:style style:name="gr18" style:family="graphic" style:parent-style-name="standard">
      <style:graphic-properties draw:stroke="dash" draw:stroke-dash="Dash" draw:marker-start="Arrowheads_20_11" draw:marker-start-width="0.3cm" draw:marker-end="Arrowheads_20_12" draw:marker-end-width="0.3cm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7.053cm" fo:min-width="4.58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02cm" fo:min-width="5.53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7.687cm" fo:min-width="11.883cm"/>
    </style:style>
    <style:style style:name="gr22" style:family="graphic" style:parent-style-name="standard">
      <style:graphic-properties draw:textarea-horizontal-align="justify" draw:textarea-vertical-align="middle" draw:auto-grow-height="false" fo:min-height="1.655cm" fo:min-width="6.48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766cm" fo:min-width="1.403cm"/>
      <style:paragraph-properties style:writing-mode="lr-tb"/>
    </style:style>
    <style:style style:name="gr24" style:family="graphic" style:parent-style-name="objectwithoutfill">
      <style:graphic-properties draw:marker-end="Arrowheads_20_31" draw:marker-end-width="0.3cm" draw:fill="none" draw:textarea-vertical-align="middle"/>
    </style:style>
    <style:style style:name="gr25" style:family="graphic" style:parent-style-name="objectwithoutfill">
      <style:graphic-properties draw:marker-end="Arrowheads_20_32" draw:marker-end-width="0.3cm" draw:fill="none" draw:textarea-vertical-align="middle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1.735cm" fo:min-width="2.994cm"/>
      <style:paragraph-properties style:writing-mode="lr-tb"/>
    </style:style>
    <style:style style:name="gr27" style:family="graphic" style:parent-style-name="objectwithoutfill">
      <style:graphic-properties draw:marker-end="Arrowheads_20_33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1.337cm" fo:min-width="3.31cm"/>
      <style:paragraph-properties style:writing-mode="lr-tb"/>
    </style:style>
    <style:style style:name="gr29" style:family="graphic" style:parent-style-name="objectwithoutfill">
      <style:graphic-properties draw:marker-end="Arrowheads_20_16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1" style:family="graphic" style:parent-style-name="objectwithoutfill">
      <style:graphic-properties draw:marker-end="Arrowheads_20_17" draw:marker-end-width="0.3cm" draw:fill="none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1.338cm" fo:min-width="3.31cm"/>
      <style:paragraph-properties style:writing-mode="lr-tb"/>
    </style:style>
    <style:style style:name="gr33" style:family="graphic" style:parent-style-name="objectwithoutfill">
      <style:graphic-properties draw:marker-end="Arrowheads_20_18" draw:marker-end-width="0.3cm" draw:fill="none" draw:textarea-vertical-align="middle"/>
    </style:style>
    <style:style style:name="gr34" style:family="graphic" style:parent-style-name="standard">
      <style:graphic-properties draw:textarea-horizontal-align="justify" draw:textarea-vertical-align="middle" draw:auto-grow-height="false" fo:min-height="1.338cm" fo:min-width="3.62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36" style:family="graphic" style:parent-style-name="objectwithoutfill">
      <style:graphic-properties svg:stroke-color="#c9211e" draw:marker-end="Arrowheads_20_38" draw:marker-end-width="0.3cm" draw:fill="none" draw:textarea-vertical-align="middle"/>
    </style:style>
    <style:style style:name="gr37" style:family="graphic" style:parent-style-name="objectwithoutfill">
      <style:graphic-properties svg:stroke-color="#c9211e" draw:marker-end="Arrowheads_20_41" draw:marker-end-width="0.3cm" draw:fill="none" draw:textarea-vertical-align="middle"/>
    </style:style>
    <style:style style:name="gr38" style:family="graphic" style:parent-style-name="objectwithoutfill">
      <style:graphic-properties svg:stroke-color="#c9211e" draw:marker-end="Arrowheads_20_42" draw:marker-end-width="0.3cm" draw:fill="none" draw:textarea-vertical-align="middle"/>
    </style:style>
    <style:style style:name="gr39" style:family="graphic" style:parent-style-name="objectwithoutfill">
      <style:graphic-properties svg:stroke-color="#c9211e" draw:marker-end="Arrowheads_20_43" draw:marker-end-width="0.3cm" draw:fill="none" draw:textarea-vertical-align="middle"/>
    </style:style>
    <style:style style:name="gr40" style:family="graphic" style:parent-style-name="objectwithoutfill">
      <style:graphic-properties draw:marker-end="Arrowheads_20_44" draw:marker-end-width="0.3cm" draw:fill="none" draw:textarea-vertical-align="middle"/>
    </style:style>
    <style:style style:name="gr41" style:family="graphic" style:parent-style-name="objectwithoutfill">
      <style:graphic-properties svg:stroke-color="#c9211e" draw:marker-end="Arrowheads_20_45" draw:marker-end-width="0.3cm" draw:fill="none" draw:textarea-vertical-align="middle"/>
    </style:style>
    <style:style style:name="gr42" style:family="graphic" style:parent-style-name="objectwithoutfill">
      <style:graphic-properties svg:stroke-color="#c9211e" draw:marker-end="Arrowheads_20_46" draw:marker-end-width="0.3cm" draw:fill="none" draw:textarea-vertical-align="middle"/>
    </style:style>
    <style:style style:name="gr43" style:family="graphic" style:parent-style-name="objectwithoutfill">
      <style:graphic-properties svg:stroke-color="#c9211e" draw:marker-end="Arrowheads_20_47" draw:marker-end-width="0.3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1.355cm" fo:min-width="3.727cm"/>
      <style:paragraph-properties style:writing-mode="lr-tb"/>
    </style:style>
    <style:style style:name="gr46" style:family="graphic" style:parent-style-name="objectwithoutfill">
      <style:graphic-properties draw:marker-end="Arrowheads_20_30" draw:marker-end-width="0.3cm" draw:fill="none" draw:textarea-vertical-align="middle"/>
    </style:style>
    <style:style style:name="gr47" style:family="graphic" style:parent-style-name="objectwithoutfill">
      <style:graphic-properties draw:marker-end="Arrowheads_20_48" draw:marker-end-width="0.3cm" draw:fill="none" draw:textarea-vertical-align="middle"/>
    </style:style>
    <style:style style:name="gr48" style:family="graphic" style:parent-style-name="objectwithoutfill">
      <style:graphic-properties svg:stroke-color="#c9211e" draw:marker-end="Arrowheads_20_49" draw:marker-end-width="0.3cm" draw:fill="none" draw:textarea-vertical-align="middle"/>
    </style:style>
    <style:style style:name="gr49" style:family="graphic" style:parent-style-name="standard" style:list-style-name="L1">
      <style:graphic-properties draw:textarea-horizontal-align="justify" draw:textarea-vertical-align="middle" draw:auto-grow-height="false" fo:min-height="1.735cm" fo:min-width="2.994cm"/>
      <style:paragraph-properties style:writing-mode="lr-tb"/>
    </style:style>
    <style:style style:name="gr50" style:family="graphic" style:parent-style-name="objectwithoutfill">
      <style:graphic-properties draw:marker-end="Arrowheads_20_34" draw:marker-end-width="0.3cm" draw:fill="none" draw:textarea-vertical-align="middle"/>
    </style:style>
    <style:style style:name="gr5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2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5.783cm" fo:min-width="9.343cm"/>
    </style:style>
    <style:style style:name="gr54" style:family="graphic" style:parent-style-name="standard">
      <style:graphic-properties draw:textarea-horizontal-align="justify" draw:textarea-vertical-align="middle" draw:auto-grow-height="false" fo:min-height="2.29cm" fo:min-width="2.675cm"/>
      <style:paragraph-properties style:writing-mode="lr-tb"/>
    </style:style>
    <style:style style:name="gr55" style:family="graphic" style:parent-style-name="objectwithoutfill">
      <style:graphic-properties draw:marker-end="Arrowheads_20_55" draw:marker-end-width="0.3cm"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57" style:family="graphic" style:parent-style-name="objectwithoutfill">
      <style:graphic-properties draw:marker-end="Arrowheads_20_58" draw:marker-end-width="0.3cm" draw:fill="none" draw:textarea-vertical-align="middle"/>
    </style:style>
    <style:style style:name="gr58" style:family="graphic" style:parent-style-name="standard">
      <style:graphic-properties draw:fill-color="#dddddd" draw:textarea-horizontal-align="justify" draw:textarea-vertical-align="middle" draw:auto-grow-height="false" fo:min-height="6.017cm" fo:min-width="6.803cm"/>
    </style:style>
    <style:style style:name="gr59" style:family="graphic" style:parent-style-name="standard">
      <style:graphic-properties draw:textarea-horizontal-align="justify" draw:textarea-vertical-align="middle" draw:auto-grow-height="false" fo:min-height="1.546cm" fo:min-width="1.521cm"/>
      <style:paragraph-properties style:writing-mode="lr-tb"/>
    </style:style>
    <style:style style:name="gr60" style:family="graphic" style:parent-style-name="objectwithoutfill">
      <style:graphic-properties draw:marker-end="Arrowheads_20_75" draw:marker-end-width="0.3cm" draw:fill="none" draw:textarea-vertical-align="middle"/>
    </style:style>
    <style:style style:name="gr61" style:family="graphic" style:parent-style-name="objectwithoutfill">
      <style:graphic-properties draw:marker-end="Arrowheads_20_76" draw:marker-end-width="0.3cm" draw:fill="none" draw:textarea-vertical-align="middle"/>
    </style:style>
    <style:style style:name="gr62" style:family="graphic" style:parent-style-name="objectwithoutfill">
      <style:graphic-properties draw:marker-end="Arrowheads_20_77" draw:marker-end-width="0.3cm" draw:fill="none" draw:textarea-vertical-align="middle"/>
    </style:style>
    <style:style style:name="gr63" style:family="graphic" style:parent-style-name="objectwithoutfill">
      <style:graphic-properties draw:marker-end="Arrowheads_20_74" draw:marker-end-width="0.3cm" draw:fill="none" draw:textarea-vertical-align="middle"/>
    </style:style>
    <style:style style:name="gr64" style:family="graphic" style:parent-style-name="standard">
      <style:graphic-properties draw:fill-color="#dddddd" draw:textarea-horizontal-align="justify" draw:textarea-vertical-align="middle" draw:auto-grow-height="false" fo:min-height="6.735cm" fo:min-width="7.538cm"/>
    </style:style>
    <style:style style:name="gr65" style:family="graphic" style:parent-style-name="objectwithoutfill">
      <style:graphic-properties draw:marker-end="Arrowheads_20_50" draw:marker-end-width="0.3cm" draw:fill="none" draw:textarea-vertical-align="middle"/>
    </style:style>
    <style:style style:name="gr66" style:family="graphic" style:parent-style-name="objectwithoutfill">
      <style:graphic-properties draw:marker-end="Arrowheads_20_51" draw:marker-end-width="0.3cm" draw:fill="none" draw:textarea-vertical-align="middle"/>
    </style:style>
    <style:style style:name="gr67" style:family="graphic" style:parent-style-name="standard">
      <style:graphic-properties draw:textarea-horizontal-align="justify" draw:textarea-vertical-align="middle" draw:auto-grow-height="false" fo:min-height="1.546cm" fo:min-width="1.522cm"/>
      <style:paragraph-properties style:writing-mode="lr-tb"/>
    </style:style>
    <style:style style:name="gr68" style:family="graphic" style:parent-style-name="objectwithoutfill">
      <style:graphic-properties draw:marker-end="Arrowheads_20_52" draw:marker-end-width="0.3cm" draw:fill="none" draw:textarea-vertical-align="middle"/>
    </style:style>
    <style:style style:name="gr69" style:family="graphic" style:parent-style-name="objectwithoutfill">
      <style:graphic-properties draw:marker-end="Arrowheads_20_53" draw:marker-end-width="0.3cm" draw:fill="none" draw:textarea-vertical-align="middle"/>
    </style:style>
    <style:style style:name="gr70" style:family="graphic" style:parent-style-name="objectwithoutfill">
      <style:graphic-properties draw:marker-end="Arrowheads_20_54" draw:marker-end-width="0.3cm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72" style:family="graphic" style:parent-style-name="standard">
      <style:graphic-properties draw:fill-color="#ffbf00" draw:textarea-horizontal-align="justify" draw:textarea-vertical-align="middle" draw:auto-grow-height="false" fo:min-height="0.199cm" fo:min-width="0cm"/>
      <style:paragraph-properties style:writing-mode="lr-tb"/>
    </style:style>
    <style:style style:name="gr73" style:family="graphic" style:parent-style-name="standard">
      <style:graphic-properties draw:fill-color="#dddddd" draw:textarea-horizontal-align="justify" draw:textarea-vertical-align="middle" draw:auto-grow-height="false" fo:min-height="12.767cm" fo:min-width="18.55cm"/>
    </style:style>
    <style:style style:name="gr74" style:family="graphic" style:parent-style-name="standard">
      <style:graphic-properties draw:textarea-horizontal-align="justify" draw:textarea-vertical-align="middle" draw:auto-grow-height="false" fo:min-height="1.323cm" fo:min-width="1.296cm"/>
      <style:paragraph-properties style:writing-mode="lr-tb"/>
    </style:style>
    <style:style style:name="gr75" style:family="graphic" style:parent-style-name="objectwithoutfill">
      <style:graphic-properties draw:marker-end="Arrowheads_20_56" draw:marker-end-width="0.3cm" draw:fill="none" draw:textarea-vertical-align="middle"/>
    </style:style>
    <style:style style:name="gr76" style:family="graphic" style:parent-style-name="objectwithoutfill">
      <style:graphic-properties draw:marker-end="Arrowheads_20_57" draw:marker-end-width="0.3cm" draw:fill="none" draw:textarea-vertical-align="middle"/>
    </style:style>
    <style:style style:name="gr77" style:family="graphic" style:parent-style-name="objectwithoutfill">
      <style:graphic-properties draw:marker-end="Arrowheads_20_59" draw:marker-end-width="0.3cm" draw:fill="none" draw:textarea-vertical-align="middle"/>
    </style:style>
    <style:style style:name="gr78" style:family="graphic" style:parent-style-name="objectwithoutfill">
      <style:graphic-properties draw:marker-end="Arrowheads_20_60" draw:marker-end-width="0.3cm" draw:fill="none" draw:textarea-vertical-align="middle"/>
    </style:style>
    <style:style style:name="gr79" style:family="graphic" style:parent-style-name="objectwithoutfill">
      <style:graphic-properties draw:marker-end="Arrowheads_20_61" draw:marker-end-width="0.3cm" draw:fill="none" draw:textarea-vertical-align="middle"/>
    </style:style>
    <style:style style:name="gr80" style:family="graphic" style:parent-style-name="objectwithoutfill">
      <style:graphic-properties draw:marker-end="Arrowheads_20_62" draw:marker-end-width="0.3cm" draw:fill="none" draw:textarea-vertical-align="middle"/>
    </style:style>
    <style:style style:name="gr81" style:family="graphic" style:parent-style-name="objectwithoutfill">
      <style:graphic-properties draw:marker-end="Arrowheads_20_63" draw:marker-end-width="0.3cm" draw:fill="none" draw:textarea-vertical-align="middle"/>
    </style:style>
    <style:style style:name="gr82" style:family="graphic" style:parent-style-name="objectwithoutfill">
      <style:graphic-properties draw:marker-end="Arrowheads_20_66" draw:marker-end-width="0.3cm" draw:fill="none" draw:textarea-vertical-align="middle"/>
    </style:style>
    <style:style style:name="gr83" style:family="graphic" style:parent-style-name="objectwithoutfill">
      <style:graphic-properties draw:marker-end="Arrowheads_20_69" draw:marker-end-width="0.3cm" draw:fill="none" draw:textarea-vertical-align="middle"/>
    </style:style>
    <style:style style:name="gr84" style:family="graphic" style:parent-style-name="objectwithoutfill">
      <style:graphic-properties draw:marker-end="Arrowheads_20_70" draw:marker-end-width="0.3cm" draw:fill="none" draw:textarea-vertical-align="middle"/>
    </style:style>
    <style:style style:name="gr85" style:family="graphic" style:parent-style-name="objectwithoutfill">
      <style:graphic-properties draw:marker-end="Arrowheads_20_71" draw:marker-end-width="0.3cm" draw:fill="none" draw:textarea-vertical-align="middle"/>
    </style:style>
    <style:style style:name="gr86" style:family="graphic" style:parent-style-name="objectwithoutfill">
      <style:graphic-properties draw:marker-end="Arrowheads_20_72" draw:marker-end-width="0.3cm" draw:fill="none" draw:textarea-vertical-align="middle"/>
    </style:style>
    <style:style style:name="gr87" style:family="graphic" style:parent-style-name="objectwithoutfill">
      <style:graphic-properties draw:marker-end="Arrowheads_20_73" draw:marker-end-width="0.3cm" draw:fill="none" draw:textarea-vertical-align="middle"/>
    </style:style>
    <style:style style:name="gr88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92" style:family="graphic" style:parent-style-name="standard">
      <style:graphic-properties draw:textarea-horizontal-align="justify" draw:textarea-vertical-align="middle" draw:auto-grow-height="false" fo:min-height="0.49cm" fo:min-width="3.615cm"/>
      <style:paragraph-properties style:writing-mode="lr-tb"/>
    </style:style>
    <style:style style:name="gr93" style:family="graphic" style:parent-style-name="standard">
      <style:graphic-properties draw:fill-color="#ffffff" draw:textarea-horizontal-align="justify" draw:textarea-vertical-align="middle" draw:auto-grow-height="false" fo:min-height="9.709cm" fo:min-width="12.684cm"/>
    </style:style>
    <style:style style:name="gr94" style:family="graphic" style:parent-style-name="standard">
      <style:graphic-properties draw:textarea-horizontal-align="justify" draw:textarea-vertical-align="middle" draw:auto-grow-height="false" fo:min-height="1.617cm" fo:min-width="6.391cm"/>
      <style:paragraph-properties style:writing-mode="lr-tb"/>
    </style:style>
    <style:style style:name="gr9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6" style:family="graphic" style:parent-style-name="standard">
      <style:graphic-properties draw:fill-color="#ffffff" draw:textarea-horizontal-align="justify" draw:textarea-vertical-align="middle" draw:auto-grow-height="false" fo:min-height="4.107cm" fo:min-width="8.189cm"/>
    </style:style>
    <style:style style:name="gr97" style:family="graphic" style:parent-style-name="standard">
      <style:graphic-properties draw:textarea-horizontal-align="justify" draw:textarea-vertical-align="middle" draw:auto-grow-height="false" fo:min-height="0.995cm" fo:min-width="4.294cm"/>
      <style:paragraph-properties style:writing-mode="lr-tb"/>
    </style:style>
    <style:style style:name="gr98" style:family="graphic" style:parent-style-name="standard">
      <style:graphic-properties draw:textarea-horizontal-align="justify" draw:textarea-vertical-align="middle" draw:auto-grow-height="false" fo:min-height="0.994cm" fo:min-width="4.294cm"/>
      <style:paragraph-properties style:writing-mode="lr-tb"/>
    </style:style>
    <style:style style:name="gr99" style:family="graphic" style:parent-style-name="standard">
      <style:graphic-properties draw:textarea-horizontal-align="justify" draw:textarea-vertical-align="middle" draw:auto-grow-height="false" fo:min-height="0.995cm" fo:min-width="1.598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22cm"/>
      <style:paragraph-properties style:writing-mode="lr-tb"/>
    </style:style>
    <style:style style:name="gr101" style:family="graphic" style:parent-style-name="standard">
      <style:graphic-properties draw:fill-color="#ffffff" draw:textarea-horizontal-align="justify" draw:textarea-vertical-align="middle" draw:auto-grow-height="false" fo:min-height="10.227cm" fo:min-width="13.47cm"/>
    </style:style>
    <style:style style:name="gr102" style:family="graphic" style:parent-style-name="standard">
      <style:graphic-properties draw:textarea-horizontal-align="justify" draw:textarea-vertical-align="middle" draw:auto-grow-height="false" fo:min-height="0.865cm" fo:min-width="9.538cm"/>
      <style:paragraph-properties style:writing-mode="lr-tb"/>
    </style:style>
    <style:style style:name="gr103" style:family="graphic" style:parent-style-name="standard">
      <style:graphic-properties draw:textarea-horizontal-align="justify" draw:textarea-vertical-align="middle" draw:auto-grow-height="false" fo:min-height="1.105cm" fo:min-width="5.338cm"/>
      <style:paragraph-properties style:writing-mode="lr-tb"/>
    </style:style>
    <style:style style:name="gr104" style:family="graphic" style:parent-style-name="standard">
      <style:graphic-properties draw:textarea-horizontal-align="justify" draw:textarea-vertical-align="middle" draw:auto-grow-height="false" fo:min-height="1.103cm" fo:min-width="5.338cm"/>
      <style:paragraph-properties style:writing-mode="lr-tb"/>
    </style:style>
    <style:style style:name="gr105" style:family="graphic" style:parent-style-name="standard">
      <style:graphic-properties draw:textarea-horizontal-align="justify" draw:textarea-vertical-align="middle" draw:auto-grow-height="false" fo:min-height="1.144cm" fo:min-width="10.353cm"/>
      <style:paragraph-properties style:writing-mode="lr-tb"/>
    </style:style>
    <style:style style:name="gr106" style:family="graphic" style:parent-style-name="standard">
      <style:graphic-properties draw:textarea-horizontal-align="justify" draw:textarea-vertical-align="middle" draw:auto-grow-height="false" fo:min-height="1.144cm" fo:min-width="3.027cm"/>
      <style:paragraph-properties style:writing-mode="lr-tb"/>
    </style:style>
    <style:style style:name="gr107" style:family="graphic" style:parent-style-name="standard">
      <style:graphic-properties draw:textarea-horizontal-align="justify" draw:textarea-vertical-align="middle" draw:auto-grow-height="false" fo:min-height="1.02cm" fo:min-width="13.15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9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14" style:family="paragraph">
      <loext:graphic-properties draw:fill-color="#ffbf00"/>
      <style:paragraph-properties fo:text-align="center" style:writing-mode="lr-tb"/>
      <style:text-properties fo:font-size="10.5pt" style:font-size-asian="10.5pt" style:font-size-complex="10.5pt"/>
    </style:style>
    <style:style style:name="P15" style:family="paragraph">
      <loext:graphic-properties draw:fill="none" draw:fill-color="#ffffff"/>
      <style:paragraph-properties style:writing-mode="lr-tb"/>
      <style:text-properties fo:font-size="11pt"/>
    </style:style>
    <style:style style:name="P16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7" style:family="paragraph">
      <loext:graphic-properties draw:fill-color="#ffffff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c9211e" loext:opacity="100%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1pt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293cm" svg:height="3.175cm" svg:x="2.587cm" svg:y="12.677cm">
          <draw:text-box>
            <text:p><text:span text:style-name="T1">Connection Information for AnonFS</text:span></text:p>
          </draw:text-box>
        </draw:frame>
      </draw:page>
      <draw:page draw:name="page2" draw:style-name="dp1" draw:master-page-name="Default">
        <draw:custom-shape draw:style-name="gr2" draw:text-style-name="P2" draw:layer="layout" svg:width="4.445cm" svg:height="1.905cm" svg:x="2.27cm" svg:y="3.222cm">
          <text:p text:style-name="P2">Pe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4.017cm" svg:y="3.222cm">
          <text:p text:style-name="P2">Pe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715cm" svg:y1="4.175cm" svg:x2="14.017cm" svg:y2="4.175cm">
          <text:p/>
        </draw:line>
        <draw:frame draw:style-name="gr4" draw:text-style-name="P1" draw:layer="layout" svg:width="4.445cm" svg:height="0.962cm" svg:x="8.62cm" svg:y="3.222cm">
          <draw:text-box>
            <text:p>TCP Socket</text:p>
          </draw:text-box>
        </draw:frame>
        <draw:custom-shape draw:style-name="gr2" draw:text-style-name="P2" draw:layer="layout" svg:width="4.445cm" svg:height="1.905cm" svg:x="8.62cm" svg:y="15.64cm">
          <text:p text:style-name="P2">Peer 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8.62cm" svg:y="9.307cm">
          <text:p text:style-name="P2">Pe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8.62cm" svg:y="9.307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.952cm" svg:y="12.482cm">
          <text:p text:style-name="P2">Peer 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4.952cm" svg:y="12.482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492cm" svg:y1="12.165cm" svg:x2="8.62cm" svg:y2="10.26cm">
          <text:p/>
        </draw:line>
        <draw:line draw:style-name="gr6" draw:text-style-name="P3" draw:layer="layout" svg:x1="10.525cm" svg:y1="11.212cm" svg:x2="10.525cm" svg:y2="15.657cm">
          <text:p/>
        </draw:line>
        <draw:line draw:style-name="gr7" draw:text-style-name="P3" draw:layer="layout" svg:x1="6.397cm" svg:y1="13.435cm" svg:x2="14.97cm" svg:y2="13.435cm">
          <text:p/>
        </draw:line>
        <draw:line draw:style-name="gr8" draw:text-style-name="P3" draw:layer="layout" svg:x1="13.065cm" svg:y1="16.292cm" svg:x2="15.287cm" svg:y2="14.387cm">
          <text:p/>
        </draw:line>
        <draw:frame draw:style-name="gr4" draw:text-style-name="P1" draw:layer="layout" svg:width="3.175cm" svg:height="0.962cm" svg:x="8.937cm" svg:y="23.255cm">
          <draw:text-box>
            <text:p>Connect</text:p>
          </draw:text-box>
        </draw:frame>
        <draw:frame draw:style-name="gr9" draw:text-style-name="P1" draw:layer="layout" svg:width="3.175cm" svg:height="1.459cm" draw:transform="rotate (-0.261799387799149) translate (9.517cm 21.878cm)">
          <draw:text-box>
            <text:p>Accept</text:p>
          </draw:text-box>
        </draw:frame>
        <draw:custom-shape draw:style-name="gr2" draw:text-style-name="P2" draw:layer="layout" svg:width="4.445cm" svg:height="1.905cm" svg:x="14.952cm" svg:y="15.982cm">
          <text:p text:style-name="P2">Peer 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8.552cm" svg:y="5.582cm">
          <text:p text:style-name="P2">Peer 6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7.192cm" svg:y1="14.335cm" svg:x2="17.192cm" svg:y2="15.922cm">
          <text:p/>
        </draw:line>
        <draw:line draw:style-name="gr10" draw:text-style-name="P3" draw:layer="layout" svg:x1="10.892cm" svg:y1="7.536cm" svg:x2="10.842cm" svg:y2="9.355cm">
          <text:p/>
        </draw:line>
        <draw:line draw:style-name="gr11" draw:text-style-name="P3" draw:layer="layout" svg:x1="13.065cm" svg:y1="6.715cm" svg:x2="17.51cm" svg:y2="12.43cm">
          <text:p/>
        </draw:line>
        <draw:custom-shape draw:style-name="gr12" draw:text-style-name="P3" draw:layer="layout" svg:width="7.303cm" svg:height="4.128cm" svg:x="1cm" svg:y="20.6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88cm" svg:height="1.27cm" svg:x="1.31cm" svg:y="20.947cm">
          <text:p text:style-name="P2">Cor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08cm" svg:height="1.575cm" svg:x="3.018cm" svg:y="20.817cm">
          <text:p text:style-name="P2">TCP Handler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5.08cm" svg:height="1.587cm" svg:x="1.318cm" svg:y="22.835cm">
          <text:p text:style-name="P2">TCP Serve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7.303cm" svg:height="2.07cm" svg:x="13.064cm" svg:y="22.5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88cm" svg:height="1.27cm" svg:x="18.474cm" svg:y="22.877cm">
          <text:p text:style-name="P2">Cor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08cm" svg:height="1.575cm" svg:x="13.282cm" svg:y="22.747cm">
          <text:p text:style-name="P2">TCP Handler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3.383cm" svg:y1="23.565cm" svg:x2="7.986cm" svg:y2="22.295cm">
          <text:p/>
        </draw:line>
        <draw:line draw:style-name="gr18" draw:text-style-name="P3" draw:layer="layout" svg:x1="13.383cm" svg:y1="24.2cm" svg:x2="6.716cm" svg:y2="23.882cm">
          <text:p/>
        </draw:line>
      </draw:page>
      <draw:page draw:name="page3" draw:style-name="dp1" draw:master-page-name="Default">
        <draw:frame draw:style-name="gr1" draw:text-style-name="P4" draw:layer="layout" svg:width="19.59cm" svg:height="3.175cm" svg:x="1cm" svg:y="12.747cm">
          <draw:text-box>
            <text:p text:style-name="P3"><text:span text:style-name="T1">Adding File Into AnonFS</text:span></text:p>
          </draw:text-box>
        </draw:frame>
      </draw:page>
      <draw:page draw:name="page4" draw:style-name="dp1" draw:master-page-name="Default">
        <draw:custom-shape draw:style-name="gr19" draw:text-style-name="P2" draw:layer="layout" svg:width="5.08cm" svg:height="7.303cm" svg:x="2.27cm" svg:y="2.752cm">
          <text:p text:style-name="P2">File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13.46cm" svg:y="1.952cm">
          <text:p text:style-name="P2">Piece 1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13.46cm" svg:y="3.452cm">
          <text:p text:style-name="P2">Piece 2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13.46cm" svg:y="4.952cm">
          <text:p text:style-name="P2">Piece 3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13.46cm" svg:y="6.452cm">
          <text:p text:style-name="P2">Piece 4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13.46cm" svg:y="7.952cm">
          <text:p text:style-name="P2">Piece 5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13.46cm" svg:y="9.452cm">
          <text:p text:style-name="P2">Piece 6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2.383cm" svg:height="7.937cm" svg:x="5.127cm" svg:y="14.3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6.985cm" svg:height="1.905cm" svg:x="7.65cm" svg:y="15.052cm">
          <text:p text:style-name="P2">SHA256,Lifespan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6.985cm" svg:height="1.905cm" svg:x="7.65cm" svg:y="17.352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6.985cm" svg:height="1.905cm" svg:x="7.65cm" svg:y="19.652cm">
          <text:p text:style-name="P2">SIGNATUR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8.573cm" svg:height="0.962cm" svg:x="8.432cm" svg:y="22.59cm">
          <draw:text-box>
            <text:p>Structure of Piece</text:p>
          </draw:text-box>
        </draw:frame>
        <draw:custom-shape draw:style-name="gr23" draw:text-style-name="P2" draw:layer="layout" svg:width="2.109cm" svg:height="2.222cm" svg:x="9.202cm" svg:y="4.851cm">
          <text:p text:style-name="P2">File</text:p>
          <text:p text:style-name="P2">To</text:p>
          <text:p text:style-name="P2">Pie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5" draw:layer="layout" svg:x1="11.477cm" svg:y1="6.08cm" svg:x2="13.382cm" svg:y2="6.08cm">
          <text:p/>
        </draw:line>
        <draw:line draw:style-name="gr25" draw:text-style-name="P5" draw:layer="layout" svg:x1="7.35cm" svg:y1="6.08cm" svg:x2="9.255cm" svg:y2="6.08cm">
          <text:p/>
        </draw:line>
        <draw:custom-shape draw:style-name="gr26" draw:text-style-name="P6" draw:layer="layout" svg:width="3.493cm" svg:height="3.175cm" svg:x="8.402cm" svg:y="8.62cm">
          <text:p text:style-name="P6"><text:span text:style-name="T2">Assembly</text:span></text:p>
          <text:p text:style-name="P6"><text:span text:style-name="T2">and</text:span></text:p>
          <text:p text:style-name="P6"><text:span text:style-name="T2">Checksum</text:span></text:p>
          <text:p text:style-name="P6"><text:span text:style-name="T2">(MetaData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7" draw:text-style-name="P5" draw:layer="layout" svg:x1="10.207cm" svg:y1="7.032cm" svg:x2="10.207cm" svg:y2="8.62cm">
          <text:p/>
        </draw:line>
      </draw:page>
      <draw:page draw:name="page5" draw:style-name="dp1" draw:master-page-name="Default">
        <draw:custom-shape draw:style-name="gr28" draw:text-style-name="P2" draw:layer="layout" svg:width="3.81cm" svg:height="1.587cm" svg:x="8.902cm" svg:y="1.6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81cm" svg:height="1.587cm" svg:x="5.402cm" svg:y="5.435cm">
          <text:p text:style-name="P2">Peer 2</text:p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9.82cm" svg:y1="3.222cm" svg:x2="7.915cm" svg:y2="5.127cm">
          <text:p/>
        </draw:line>
        <draw:frame draw:style-name="gr30" draw:text-style-name="P1" draw:layer="layout" svg:width="4.445cm" svg:height="1.673cm" svg:x="4.422cm" svg:y="3.222cm">
          <draw:text-box>
            <text:p>Piece 1 TTL 1</text:p>
            <text:p><text:s text:c="13"/><text:span text:style-name="T3">ACK</text:span></text:p>
          </draw:text-box>
        </draw:frame>
        <draw:custom-shape draw:style-name="gr28" draw:text-style-name="P2" draw:layer="layout" svg:width="3.81cm" svg:height="1.587cm" svg:x="12.36cm" svg:y="5.445cm">
          <text:p text:style-name="P2">Peer 3</text:p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1.725cm" svg:y1="3.222cm" svg:x2="13.312cm" svg:y2="5.127cm">
          <text:p/>
        </draw:line>
        <draw:frame draw:style-name="gr30" draw:text-style-name="P1" draw:layer="layout" svg:width="4.445cm" svg:height="1.673cm" svg:x="12.523cm" svg:y="3.222cm">
          <draw:text-box>
            <text:p>Piece 1 TTL 1</text:p>
            <text:p><text:s/><text:span text:style-name="T3">ACK</text:span></text:p>
          </draw:text-box>
        </draw:frame>
        <draw:custom-shape draw:style-name="gr32" draw:text-style-name="P2" draw:layer="layout" svg:width="3.81cm" svg:height="1.588cm" svg:x="5.375cm" svg:y="8.9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7.28cm" svg:y1="7.032cm" svg:x2="7.28cm" svg:y2="8.937cm">
          <text:p/>
        </draw:line>
        <draw:frame draw:style-name="gr4" draw:text-style-name="P1" draw:layer="layout" svg:width="4.445cm" svg:height="0.962cm" svg:x="2.723cm" svg:y="7.422cm">
          <draw:text-box>
            <text:p>Piece 1 TTL 0</text:p>
          </draw:text-box>
        </draw:frame>
        <draw:custom-shape draw:style-name="gr34" draw:text-style-name="P2" draw:layer="layout" svg:width="4.127cm" svg:height="1.588cm" svg:x="12.36cm" svg:y="8.9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14.556cm" svg:y1="7.032cm" svg:x2="14.556cm" svg:y2="8.937cm">
          <text:p/>
        </draw:line>
        <draw:frame draw:style-name="gr4" draw:text-style-name="P1" draw:layer="layout" svg:width="4.445cm" svg:height="0.962cm" svg:x="14.699cm" svg:y="7.422cm">
          <draw:text-box>
            <text:p>Piece 1 TTL 0</text:p>
          </draw:text-box>
        </draw:frame>
        <draw:custom-shape draw:style-name="gr28" draw:text-style-name="P2" xml:id="id1" draw:id="id1" draw:layer="layout" svg:width="3.81cm" svg:height="1.587cm" svg:x="6.603cm" svg:y="12.3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81cm" svg:height="1.587cm" svg:x="3.503cm" svg:y="16.135cm">
          <text:p text:style-name="P2">Peer 2</text:p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7.921cm" svg:y1="13.922cm" svg:x2="6.016cm" svg:y2="15.827cm">
          <text:p/>
        </draw:line>
        <draw:frame draw:style-name="gr4" draw:text-style-name="P1" draw:layer="layout" svg:width="4.445cm" svg:height="0.962cm" svg:x="2.523cm" svg:y="13.922cm">
          <draw:text-box>
            <text:p>Piece 2 TTL 1</text:p>
          </draw:text-box>
        </draw:frame>
        <draw:custom-shape draw:style-name="gr28" draw:text-style-name="P2" draw:layer="layout" svg:width="3.81cm" svg:height="1.587cm" svg:x="9.761cm" svg:y="16.145cm">
          <text:p text:style-name="P2">Peer 3</text:p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9.126cm" svg:y1="13.922cm" svg:x2="10.713cm" svg:y2="15.827cm">
          <text:p/>
        </draw:line>
        <draw:frame draw:style-name="gr30" draw:text-style-name="P1" draw:layer="layout" svg:width="4.445cm" svg:height="1.673cm" svg:x="9.924cm" svg:y="13.922cm">
          <draw:text-box>
            <text:p>Piece 2 TTL 1</text:p>
            <text:p><text:s text:c="2"/><text:span text:style-name="T3">ACK</text:span></text:p>
          </draw:text-box>
        </draw:frame>
        <draw:custom-shape draw:style-name="gr32" draw:text-style-name="P2" xml:id="id2" draw:id="id2" draw:layer="layout" svg:width="3.81cm" svg:height="1.588cm" svg:x="15.576cm" svg:y="16.137cm">
          <text:p text:style-name="P2">Peer 6</text:p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17.681cm" svg:y1="17.732cm" svg:x2="17.681cm" svg:y2="19.637cm">
          <text:p/>
        </draw:line>
        <draw:frame draw:style-name="gr30" draw:text-style-name="P1" draw:layer="layout" svg:width="4.445cm" svg:height="1.673cm" svg:x="13.224cm" svg:y="17.922cm">
          <draw:text-box>
            <text:p text:style-name="P7">Piece 2 TTL 0</text:p>
            <text:p text:style-name="P7"><text:s text:c="14"/><text:span text:style-name="T3">ACK</text:span></text:p>
          </draw:text-box>
        </draw:frame>
        <draw:line draw:style-name="gr33" draw:text-style-name="P5" draw:layer="layout" svg:x1="11.957cm" svg:y1="17.732cm" svg:x2="11.957cm" svg:y2="19.637cm">
          <text:p/>
        </draw:line>
        <draw:frame draw:style-name="gr30" draw:text-style-name="P1" draw:layer="layout" svg:width="4.445cm" svg:height="1.673cm" svg:x="7.5cm" svg:y="17.822cm">
          <draw:text-box>
            <text:p>Piece 2 TTL 0</text:p>
            <text:p><text:s text:c="14"/><text:span text:style-name="T3">ACK</text:span></text:p>
          </draw:text-box>
        </draw:frame>
        <draw:frame draw:style-name="gr35" draw:text-style-name="P1" draw:layer="layout" svg:width="9.843cm" svg:height="1.905cm" svg:x="6.727cm" svg:y="22.19cm">
          <draw:text-box>
            <text:p>Peer 1 Sending a File</text:p>
          </draw:text-box>
        </draw:frame>
        <draw:line draw:style-name="gr36" draw:text-style-name="P5" draw:layer="layout" svg:x1="6.52cm" svg:y1="16.022cm" svg:x2="8.425cm" svg:y2="14.117cm">
          <text:p/>
        </draw:line>
        <draw:frame draw:style-name="gr4" draw:text-style-name="P8" draw:layer="layout" svg:width="2.608cm" svg:height="0.962cm" svg:x="4.424cm" svg:y="14.522cm">
          <draw:text-box>
            <text:p><text:span text:style-name="T3">NACK</text:span></text:p>
          </draw:text-box>
        </draw:frame>
        <draw:line draw:style-name="gr37" draw:text-style-name="P5" draw:layer="layout" svg:x1="8.302cm" svg:y1="5.445cm" svg:x2="10.207cm" svg:y2="3.54cm">
          <text:p/>
        </draw:line>
        <draw:line draw:style-name="gr38" draw:text-style-name="P5" draw:layer="layout" svg:x1="13.065cm" svg:y1="5.445cm" svg:x2="11.477cm" svg:y2="3.54cm">
          <text:p/>
        </draw:line>
        <draw:line draw:style-name="gr39" draw:text-style-name="P5" draw:layer="layout" svg:x1="14.017cm" svg:y1="8.937cm" svg:x2="14.017cm" svg:y2="7.032cm">
          <text:p/>
        </draw:line>
        <draw:frame draw:style-name="gr4" draw:text-style-name="P8" draw:layer="layout" svg:width="2.05cm" svg:height="0.962cm" svg:x="12.295cm" svg:y="7.522cm">
          <draw:text-box>
            <text:p><text:span text:style-name="T3">ACK</text:span></text:p>
          </draw:text-box>
        </draw:frame>
        <draw:line draw:style-name="gr39" draw:text-style-name="P5" draw:layer="layout" svg:x1="7.817cm" svg:y1="8.938cm" svg:x2="7.817cm" svg:y2="7.033cm">
          <text:p/>
        </draw:line>
        <draw:frame draw:style-name="gr4" draw:text-style-name="P8" draw:layer="layout" svg:width="2.05cm" svg:height="0.962cm" svg:x="7.795cm" svg:y="7.522cm">
          <draw:text-box>
            <text:p><text:span text:style-name="T3">ACK</text:span></text:p>
          </draw:text-box>
        </draw:frame>
        <draw:connector draw:style-name="gr40" draw:text-style-name="P5" draw:layer="layout" svg:x1="10.413cm" svg:y1="13.128cm" svg:x2="17.481cm" svg:y2="16.137cm" draw:start-shape="id1" draw:start-glue-point="1" draw:end-shape="id2" draw:end-glue-point="0" svg:d="M10413 13128h7068v3009" svg:viewBox="0 0 7069 3010">
          <text:p/>
        </draw:connector>
        <draw:frame draw:style-name="gr4" draw:text-style-name="P1" draw:layer="layout" svg:width="4.445cm" svg:height="0.962cm" svg:x="10.925cm" svg:y="12.222cm">
          <draw:text-box>
            <text:p>Piece 2 TTL 1</text:p>
          </draw:text-box>
        </draw:frame>
        <draw:line draw:style-name="gr41" draw:text-style-name="P5" draw:layer="layout" svg:x1="10.207cm" svg:y1="15.922cm" svg:x2="8.637cm" svg:y2="14.135cm">
          <text:p/>
        </draw:line>
        <draw:connector draw:style-name="gr42" draw:text-style-name="P5" draw:layer="layout" draw:line-skew="1.822cm" svg:x1="15.576cm" svg:y1="16.931cm" svg:x2="10.584cm" svg:y2="13.535cm" draw:start-shape="id2" svg:d="M15576 16931h-924v-3396h-4068" svg:viewBox="0 0 4993 3397">
          <text:p/>
        </draw:connector>
        <draw:frame draw:style-name="gr4" draw:text-style-name="P8" draw:layer="layout" svg:width="4.445cm" svg:height="0.962cm" svg:x="14.826cm" svg:y="13.822cm">
          <draw:text-box>
            <text:p><text:span text:style-name="T3">ACK</text:span></text:p>
          </draw:text-box>
        </draw:frame>
        <draw:custom-shape draw:style-name="gr34" draw:text-style-name="P2" draw:layer="layout" svg:width="4.127cm" svg:height="1.588cm" svg:x="15.561cm" svg:y="19.6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43" draw:text-style-name="P5" draw:layer="layout" svg:x1="12.43cm" svg:y1="19.732cm" svg:x2="12.43cm" svg:y2="17.827cm">
          <text:p/>
        </draw:line>
        <draw:custom-shape draw:style-name="gr34" draw:text-style-name="P2" draw:layer="layout" svg:width="4.127cm" svg:height="1.588cm" svg:x="9.761cm" svg:y="19.6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43" draw:text-style-name="P5" draw:layer="layout" svg:x1="18.23cm" svg:y1="19.733cm" svg:x2="18.23cm" svg:y2="17.828cm">
          <text:p/>
        </draw:line>
      </draw:page>
      <draw:page draw:name="page6" draw:style-name="dp1" draw:master-page-name="Default">
        <draw:frame draw:style-name="gr1" draw:text-style-name="P4" draw:layer="layout" svg:width="19.59cm" svg:height="3.175cm" svg:x="1cm" svg:y="12.747cm">
          <draw:text-box>
            <text:p text:style-name="P3"><text:span text:style-name="T1">Getting file from AnonFS</text:span></text:p>
          </draw:text-box>
        </draw:frame>
      </draw:page>
      <draw:page draw:name="page7" draw:style-name="dp1" draw:master-page-name="Default">
        <draw:custom-shape draw:style-name="gr28" draw:text-style-name="P2" draw:layer="layout" svg:width="3.81cm" svg:height="1.587cm" svg:x="8.503cm" svg:y="1.3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81cm" svg:height="1.587cm" svg:x="5.003cm" svg:y="5.135cm">
          <text:p text:style-name="P2">Peer 2</text:p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9.421cm" svg:y1="2.922cm" svg:x2="7.516cm" svg:y2="4.827cm">
          <text:p/>
        </draw:line>
        <draw:frame draw:style-name="gr44" draw:text-style-name="P1" draw:layer="layout" svg:width="6.281cm" svg:height="2.384cm" svg:x="2.574cm" svg:y="2.922cm">
          <draw:text-box>
            <text:p>Get Piece 1 TTL 1</text:p>
            <text:p><text:s text:c="13"/><text:span text:style-name="T3">TimeOut</text:span></text:p>
          </draw:text-box>
        </draw:frame>
        <draw:custom-shape draw:style-name="gr28" draw:text-style-name="P2" draw:layer="layout" svg:width="3.81cm" svg:height="1.587cm" svg:x="11.961cm" svg:y="5.145cm">
          <text:p text:style-name="P2">Peer 3</text:p>
          <draw:enhanced-geometry svg:viewBox="0 0 21600 21600" draw:type="rectangle" draw:enhanced-path="M 0 0 L 21600 0 21600 21600 0 21600 0 0 Z N"/>
        </draw:custom-shape>
        <draw:frame draw:style-name="gr44" draw:text-style-name="P1" draw:layer="layout" svg:width="6.032cm" svg:height="2.384cm" svg:x="12.03cm" svg:y="2.922cm">
          <draw:text-box>
            <text:p>Req Piece 1 TTL 2</text:p>
            <text:p><text:s text:c="2"/><text:span text:style-name="T3">Recv Piece 1</text:span></text:p>
          </draw:text-box>
        </draw:frame>
        <draw:custom-shape draw:style-name="gr34" draw:text-style-name="P2" draw:layer="layout" svg:width="4.127cm" svg:height="1.588cm" svg:x="11.961cm" svg:y="8.6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14.157cm" svg:y1="6.732cm" svg:x2="14.157cm" svg:y2="8.637cm">
          <text:p/>
        </draw:line>
        <draw:frame draw:style-name="gr4" draw:text-style-name="P1" draw:layer="layout" svg:width="4.445cm" svg:height="0.962cm" svg:x="14.3cm" svg:y="7.122cm">
          <draw:text-box>
            <text:p>Piece 1 TTL 1</text:p>
          </draw:text-box>
        </draw:frame>
        <draw:custom-shape draw:style-name="gr45" draw:text-style-name="P2" draw:layer="layout" svg:width="4.227cm" svg:height="1.605cm" svg:x="11.93cm" svg:y="12.177cm">
          <text:p text:style-name="P2">Peer 5</text:p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14.182cm" svg:y1="10.232cm" svg:x2="14.182cm" svg:y2="12.137cm">
          <text:p/>
        </draw:line>
        <draw:frame draw:style-name="gr4" draw:text-style-name="P1" draw:layer="layout" svg:width="4.445cm" svg:height="0.962cm" svg:x="14.325cm" svg:y="10.622cm">
          <draw:text-box>
            <text:p>Piece 1 TTL 0</text:p>
          </draw:text-box>
        </draw:frame>
        <draw:custom-shape draw:style-name="gr28" draw:text-style-name="P2" draw:layer="layout" svg:width="3.81cm" svg:height="1.587cm" svg:x="9.003cm" svg:y="15.8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81cm" svg:height="1.587cm" svg:x="9.003cm" svg:y="19.435cm">
          <text:p text:style-name="P2">Peer 2</text:p>
          <draw:enhanced-geometry svg:viewBox="0 0 21600 21600" draw:type="rectangle" draw:enhanced-path="M 0 0 L 21600 0 21600 21600 0 21600 0 0 Z N"/>
        </draw:custom-shape>
        <draw:frame draw:style-name="gr30" draw:text-style-name="P1" draw:layer="layout" svg:width="6.281cm" svg:height="1.673cm" svg:x="4.692cm" svg:y="17.757cm">
          <draw:text-box>
            <text:p>Req Piece 2 TTL 1</text:p>
            <text:p><text:span text:style-name="T3"><text:s text:c="9"/></text:span><text:span text:style-name="T3">Recv Piece 1</text:span></text:p>
          </draw:text-box>
        </draw:frame>
        <draw:custom-shape draw:style-name="gr28" draw:text-style-name="P2" draw:layer="layout" svg:width="3.81cm" svg:height="1.587cm" svg:x="9.004cm" svg:y="23.235cm">
          <text:p text:style-name="P2">Peer 3</text:p>
          <draw:enhanced-geometry svg:viewBox="0 0 21600 21600" draw:type="rectangle" draw:enhanced-path="M 0 0 L 21600 0 21600 21600 0 21600 0 0 Z N"/>
        </draw:custom-shape>
        <draw:frame draw:style-name="gr30" draw:text-style-name="P1" draw:layer="layout" svg:width="4.649cm" svg:height="1.673cm" svg:x="6.193cm" svg:y="21.357cm">
          <draw:text-box>
            <text:p>Piece 2 TTL 0</text:p>
            <text:p><text:s text:c="14"/><text:span text:style-name="T3">ACK</text:span></text:p>
          </draw:text-box>
        </draw:frame>
        <draw:line draw:style-name="gr46" draw:text-style-name="P5" draw:layer="layout" svg:x1="10.942cm" svg:y1="21.032cm" svg:x2="10.942cm" svg:y2="23.255cm">
          <text:p/>
        </draw:line>
        <draw:line draw:style-name="gr47" draw:text-style-name="P5" draw:layer="layout" svg:x1="11.16cm" svg:y1="2.905cm" svg:x2="12.43cm" svg:y2="5.127cm">
          <text:p/>
        </draw:line>
        <draw:line draw:style-name="gr48" draw:text-style-name="P5" draw:layer="layout" svg:x1="12.747cm" svg:y1="5.127cm" svg:x2="11.477cm" svg:y2="2.905cm">
          <text:p/>
        </draw:line>
        <draw:line draw:style-name="gr39" draw:text-style-name="P5" draw:layer="layout" svg:x1="13.717cm" svg:y1="8.638cm" svg:x2="13.717cm" svg:y2="6.733cm">
          <text:p/>
        </draw:line>
        <draw:frame draw:style-name="gr4" draw:text-style-name="P8" draw:layer="layout" svg:width="2.05cm" svg:height="0.962cm" svg:x="11.995cm" svg:y="7.223cm">
          <draw:text-box>
            <text:p><text:span text:style-name="T3">ACK</text:span></text:p>
          </draw:text-box>
        </draw:frame>
        <draw:line draw:style-name="gr39" draw:text-style-name="P5" draw:layer="layout" svg:x1="13.717cm" svg:y1="12.139cm" svg:x2="13.717cm" svg:y2="10.234cm">
          <text:p/>
        </draw:line>
        <draw:frame draw:style-name="gr4" draw:text-style-name="P8" draw:layer="layout" svg:width="2.05cm" svg:height="0.962cm" svg:x="11.995cm" svg:y="10.724cm">
          <draw:text-box>
            <text:p><text:span text:style-name="T3">ACK</text:span></text:p>
          </draw:text-box>
        </draw:frame>
        <draw:line draw:style-name="gr33" draw:text-style-name="P5" draw:layer="layout" svg:x1="11.057cm" svg:y1="17.532cm" svg:x2="11.057cm" svg:y2="19.437cm">
          <text:p/>
        </draw:line>
        <draw:line draw:style-name="gr39" draw:text-style-name="P5" draw:layer="layout" svg:x1="10.617cm" svg:y1="19.438cm" svg:x2="10.617cm" svg:y2="17.533cm">
          <text:p/>
        </draw:line>
        <draw:line draw:style-name="gr39" draw:text-style-name="P5" draw:layer="layout" svg:x1="10.517cm" svg:y1="23.139cm" svg:x2="10.517cm" svg:y2="21.234cm">
          <text:p/>
        </draw:line>
      </draw:page>
      <draw:page draw:name="page8" draw:style-name="dp1" draw:master-page-name="Default">
        <draw:custom-shape draw:style-name="gr19" draw:text-style-name="P2" draw:layer="layout" svg:width="5.08cm" svg:height="7.303cm" svg:x="14.37cm" svg:y="2.753cm">
          <text:p text:style-name="P2">File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2.06cm" svg:y="1.953cm">
          <text:p text:style-name="P2">Piece 1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2.06cm" svg:y="3.453cm">
          <text:p text:style-name="P2">Piece 2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2.06cm" svg:y="4.953cm">
          <text:p text:style-name="P2">Piece 3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2.06cm" svg:y="6.453cm">
          <text:p text:style-name="P2">Piece 4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2.06cm" svg:y="7.953cm">
          <text:p text:style-name="P2">Piece 5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2.06cm" svg:y="9.453cm">
          <text:p text:style-name="P2">Piece 6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109cm" svg:height="2.222cm" svg:x="10.102cm" svg:y="4.852cm">
          <text:p text:style-name="P2">Pieces</text:p>
          <text:p text:style-name="P2">To</text:p>
          <text:p text:style-name="P2">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5" draw:layer="layout" svg:x1="12.377cm" svg:y1="6.081cm" svg:x2="14.282cm" svg:y2="6.081cm">
          <text:p/>
        </draw:line>
        <draw:line draw:style-name="gr25" draw:text-style-name="P5" draw:layer="layout" svg:x1="8.25cm" svg:y1="6.081cm" svg:x2="10.155cm" svg:y2="6.081cm">
          <text:p/>
        </draw:line>
        <draw:custom-shape draw:style-name="gr49" draw:text-style-name="P6" draw:layer="layout" svg:width="3.493cm" svg:height="3.175cm" svg:x="9.302cm" svg:y="8.621cm">
          <text:p text:style-name="P6"><text:span text:style-name="T2">Assembly</text:span></text:p>
          <text:p text:style-name="P6"><text:span text:style-name="T2">and</text:span></text:p>
          <text:p text:style-name="P6"><text:span text:style-name="T2">Checksum</text:span></text:p>
          <text:p text:style-name="P6"><text:span text:style-name="T2">(MetaData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0" draw:text-style-name="P5" draw:layer="layout" svg:x1="11.042cm" svg:y1="8.62cm" svg:x2="11.042cm" svg:y2="7.032cm">
          <text:p/>
        </draw:line>
        <draw:frame draw:style-name="gr51" draw:layer="layout" svg:width="9.031cm" svg:height="2.257cm" svg:x="1.176cm" svg:y="17.15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2" draw:text-style-name="P1" draw:layer="layout" svg:width="12.383cm" svg:height="1.588cm" svg:x="5.097cm" svg:y="20.049cm">
          <draw:text-box>
            <text:p>Assembly and Checksum (MetaData)</text:p>
          </draw:text-box>
        </draw:frame>
        <draw:frame draw:style-name="gr4" draw:text-style-name="P1" draw:layer="layout" svg:width="5.397cm" svg:height="0.962cm" svg:x="3.892cm" svg:y="18.453cm">
          <draw:text-box>
            <text:p>File DB</text:p>
          </draw:text-box>
        </draw:frame>
        <draw:frame draw:style-name="gr51" draw:layer="layout" svg:width="9.031cm" svg:height="2.257cm" svg:x="11.177cm" svg:y="17.15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5.397cm" svg:height="0.962cm" svg:x="13.893cm" svg:y="18.454cm">
          <draw:text-box>
            <text:p>Piece DB</text:p>
          </draw:text-box>
        </draw:frame>
      </draw:page>
      <draw:page draw:name="page9" draw:style-name="dp1" draw:master-page-name="Default">
        <draw:frame draw:style-name="gr1" draw:text-style-name="P4" draw:layer="layout" svg:width="19.59cm" svg:height="3.175cm" svg:x="1cm" svg:y="12.747cm">
          <draw:text-box>
            <text:p text:style-name="P3"><text:span text:style-name="T1">PeerInfo VS UserInfo</text:span></text:p>
          </draw:text-box>
        </draw:frame>
      </draw:page>
      <draw:page draw:name="page10" draw:style-name="dp1" draw:master-page-name="Default">
        <draw:custom-shape draw:style-name="gr53" draw:text-style-name="P3" draw:layer="layout" svg:width="9.843cm" svg:height="6.033cm" svg:x="5.787cm" svg:y="3.98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3.175cm" svg:height="2.54cm" svg:x="7.157cm" svg:y="5.575cm">
          <text:p text:style-name="P2">Pieces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3.175cm" svg:height="2.54cm" svg:x="11.157cm" svg:y="5.575cm">
          <text:p text:style-name="P2">MetaData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35cm" svg:height="0.962cm" svg:x="7.692cm" svg:y="10.255cm">
          <draw:text-box>
            <text:p text:style-name="P3">AnonFS User Peer</text:p>
          </draw:text-box>
        </draw:frame>
        <draw:frame draw:style-name="gr4" draw:text-style-name="P1" draw:layer="layout" svg:width="3.492cm" svg:height="0.962cm" svg:x="7.34cm" svg:y="8.115cm">
          <draw:text-box>
            <text:p>Peer Info</text:p>
          </draw:text-box>
        </draw:frame>
        <draw:frame draw:style-name="gr4" draw:text-style-name="P1" draw:layer="layout" svg:width="3.493cm" svg:height="0.962cm" svg:x="11.267cm" svg:y="8.115cm">
          <draw:text-box>
            <text:p>User Info</text:p>
          </draw:text-box>
        </draw:frame>
        <draw:custom-shape draw:style-name="gr53" draw:text-style-name="P3" draw:layer="layout" svg:width="9.843cm" svg:height="6.033cm" svg:x="5.787cm" svg:y="12.68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3.175cm" svg:height="2.54cm" svg:x="8.957cm" svg:y="14.074cm">
          <text:p text:style-name="P2">Pieces</text:p>
          <draw:enhanced-geometry svg:viewBox="0 0 21600 21600" draw:type="rectangle" draw:enhanced-path="M 0 0 L 21600 0 21600 21600 0 21600 0 0 Z N"/>
        </draw:custom-shape>
        <draw:frame draw:style-name="gr30" draw:text-style-name="P4" draw:layer="layout" svg:width="6.35cm" svg:height="1.673cm" svg:x="7.692cm" svg:y="18.954cm">
          <draw:text-box>
            <text:p text:style-name="P3">AnonFS Non User Peer</text:p>
          </draw:text-box>
        </draw:frame>
        <draw:frame draw:style-name="gr4" draw:text-style-name="P1" draw:layer="layout" svg:width="3.492cm" svg:height="0.962cm" svg:x="9.14cm" svg:y="16.614cm">
          <draw:text-box>
            <text:p>Peer Info</text:p>
          </draw:text-box>
        </draw:frame>
      </draw:page>
      <draw:page draw:name="page11" draw:style-name="dp1" draw:master-page-name="Default">
        <draw:line draw:style-name="gr55" draw:text-style-name="P5" draw:layer="layout" svg:x1="1.8cm" svg:y1="10.455cm" svg:x2="3.387cm" svg:y2="10.455cm">
          <text:p/>
        </draw:line>
        <draw:frame draw:style-name="gr56" draw:text-style-name="P9" draw:layer="layout" svg:width="1.587cm" svg:height="1.073cm" svg:x="1.8cm" svg:y="9.92cm">
          <draw:text-box>
            <text:p><text:span text:style-name="T4">Start</text:span></text:p>
          </draw:text-box>
        </draw:frame>
        <draw:line draw:style-name="gr57" draw:text-style-name="P5" draw:layer="layout" svg:x1="4.975cm" svg:y1="11.725cm" svg:x2="4.975cm" svg:y2="13.947cm">
          <text:p/>
        </draw:line>
        <draw:custom-shape draw:style-name="gr58" draw:text-style-name="P10" draw:layer="layout" svg:width="7.303cm" svg:height="6.267cm" svg:x="1.317cm" svg:y="1.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2.857cm" svg:height="2.54cm" svg:x="3.453cm" svg:y="4.987cm">
          <text:p text:style-name="P11"><text:span text:style-name="T4">Accept Peer</text:span></text:p>
          <text:p text:style-name="P11"><text:span text:style-name="T4">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1" draw:layer="layout" svg:width="2.857cm" svg:height="2.54cm" svg:x="1.7cm" svg:y="1.566cm">
          <text:p text:style-name="P11"><text:span text:style-name="T4">Create</text:span></text:p>
          <text:p text:style-name="P11"><text:span text:style-name="T4">Rep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5" draw:layer="layout" svg:x1="4.492cm" svg:y1="5.058cm" svg:x2="3.857cm" svg:y2="4.106cm">
          <text:p/>
        </draw:line>
        <draw:line draw:style-name="gr61" draw:text-style-name="P5" draw:layer="layout" svg:x1="4.492cm" svg:y1="2.836cm" svg:x2="5.445cm" svg:y2="2.836cm">
          <text:p/>
        </draw:line>
        <draw:line draw:style-name="gr62" draw:text-style-name="P5" draw:layer="layout" svg:x1="6.715cm" svg:y1="3.788cm" svg:x2="5.762cm" svg:y2="5.058cm">
          <text:p/>
        </draw:line>
        <draw:custom-shape draw:style-name="gr59" draw:text-style-name="P11" draw:layer="layout" svg:width="2.857cm" svg:height="2.54cm" svg:x="5.5cm" svg:y="1.568cm">
          <text:p text:style-name="P11"><text:span text:style-name="T4">Send</text:span></text:p>
          <text:p text:style-name="P11"><text:span text:style-name="T4">Rep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12" draw:layer="layout" svg:x1="4.81cm" svg:y1="9.186cm" svg:x2="4.81cm" svg:y2="7.598cm">
          <text:p/>
        </draw:line>
        <draw:frame draw:style-name="gr56" draw:text-style-name="P9" draw:layer="layout" svg:width="2.858cm" svg:height="1.073cm" svg:x="6.062cm" svg:y="7.032cm">
          <draw:text-box>
            <text:p><text:span text:style-name="T4">Peer Handler</text:span></text:p>
          </draw:text-box>
        </draw:frame>
        <draw:custom-shape draw:style-name="gr64" draw:text-style-name="P10" draw:layer="layout" svg:width="8.038cm" svg:height="6.985cm" svg:x="8.837cm" svg:y="5.0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2.857cm" svg:height="2.54cm" svg:x="9.129cm" svg:y="5.376cm">
          <text:p text:style-name="P11"><text:span text:style-name="T4">Find Non</text:span></text:p>
          <text:p text:style-name="P11"><text:span text:style-name="T4">Connected Pe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5" draw:layer="layout" svg:x1="9.463cm" svg:y1="7.598cm" svg:x2="9.463cm" svg:y2="9.503cm">
          <text:p/>
        </draw:line>
        <draw:line draw:style-name="gr66" draw:text-style-name="P5" draw:layer="layout" svg:x1="11.686cm" svg:y1="9.503cm" svg:x2="11.686cm" svg:y2="7.598cm">
          <text:p/>
        </draw:line>
        <draw:custom-shape draw:style-name="gr67" draw:text-style-name="P11" draw:layer="layout" svg:width="2.858cm" svg:height="2.54cm" svg:x="13.908cm" svg:y="5.258cm">
          <text:p text:style-name="P11"><text:span text:style-name="T4">Connect </text:span></text:p>
          <text:p text:style-name="P11"><text:span text:style-name="T4">To</text:span></text:p>
          <text:p text:style-name="P11"><text:span text:style-name="T4">Pe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5" draw:layer="layout" svg:x1="11.786cm" svg:y1="5.993cm" svg:x2="14.008cm" svg:y2="5.993cm">
          <text:p/>
        </draw:line>
        <draw:line draw:style-name="gr69" draw:text-style-name="P5" draw:layer="layout" svg:x1="13.908cm" svg:y1="6.963cm" svg:x2="12.003cm" svg:y2="6.963cm">
          <text:p/>
        </draw:line>
        <draw:line draw:style-name="gr70" draw:text-style-name="P5" draw:layer="layout" svg:x1="6.08cm" svg:y1="10.525cm" svg:x2="9.137cm" svg:y2="10.525cm">
          <text:p/>
        </draw:line>
        <draw:frame draw:style-name="gr71" draw:text-style-name="P13" draw:layer="layout" svg:width="3.392cm" svg:height="1.587cm" svg:x="13.83cm" svg:y="10.525cm">
          <draw:text-box>
            <text:p text:style-name="P3"><text:span text:style-name="T4">BootStrping</text:span></text:p>
            <text:p text:style-name="P3"><text:span text:style-name="T4">And </text:span></text:p>
            <text:p text:style-name="P3"><text:span text:style-name="T4">Peer Discovery</text:span></text:p>
          </draw:text-box>
        </draw:frame>
        <draw:custom-shape draw:style-name="gr59" draw:text-style-name="P11" draw:layer="layout" svg:width="2.857cm" svg:height="2.54cm" svg:x="9.146cm" svg:y="9.187cm">
          <text:p text:style-name="P11"><text:span text:style-name="T4">Peer Asks</text:span></text:p>
          <text:p text:style-name="P11"><text:span text:style-name="T4">“</text:span><text:span text:style-name="T4">Bootstrap Peer” </text:span></text:p>
          <text:p text:style-name="P11"><text:span text:style-name="T4">For Other </text:span></text:p>
          <text:p text:style-name="P11"><text:span text:style-name="T4">Pe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1" draw:layer="layout" svg:width="2.857cm" svg:height="2.54cm" svg:x="3.453cm" svg:y="9.186cm">
          <text:p text:style-name="P11"><text:span text:style-name="T4">Peer Is Al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7.152cm" svg:y="10.717cm">
          <text:p text:style-name="P1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5.152cm" svg:y="12.417cm">
          <text:p text:style-name="P1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5.052cm" svg:y="8.217cm">
          <text:p text:style-name="P1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4.352cm" svg:y="4.117cm">
          <text:p text:style-name="P1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4.652cm" svg:y="2.017cm">
          <text:p text:style-name="P1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6.352cm" svg:y="4.217cm">
          <text:p text:style-name="P1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1.852cm" svg:y="8.217cm">
          <text:p text:style-name="P11"><text:span text:style-name="T4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9.652cm" svg:y="8.217cm">
          <text:p text:style-name="P11"><text:span text:style-name="T4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2.752cm" svg:y="7.117cm">
          <text:p text:style-name="P11"><text:span text:style-name="T4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2.752cm" svg:y="6.117cm">
          <text:p text:style-name="P11"><text:span text:style-name="T4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0" draw:layer="layout" svg:width="19.05cm" svg:height="13.017cm" svg:x="0.365cm" svg:y="13.7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1" draw:layer="layout" svg:width="2.54cm" svg:height="2.223cm" svg:x="1.806cm" svg:y="17.147cm">
          <text:p text:style-name="P11"><text:span text:style-name="T4">Download</text:span></text:p>
          <text:p text:style-name="P11"><text:span text:style-name="T4">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5" draw:layer="layout" svg:x1="4.34cm" svg:y1="15.217cm" svg:x2="3.387cm" svg:y2="17.122cm">
          <text:p/>
        </draw:line>
        <draw:line draw:style-name="gr76" draw:text-style-name="P5" draw:layer="layout" svg:x1="5.292cm" svg:y1="15.535cm" svg:x2="6.245cm" svg:y2="17.322cm">
          <text:p/>
        </draw:line>
        <draw:custom-shape draw:style-name="gr74" draw:text-style-name="P11" xml:id="id4" draw:id="id4" draw:layer="layout" svg:width="2.54cm" svg:height="2.223cm" svg:x="3.706cm" svg:y="13.947cm">
          <text:p text:style-name="P11"><text:span text:style-name="T4">Ask User</text:span></text:p>
          <text:p text:style-name="P11"><text:span text:style-name="T4">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5" draw:layer="layout" svg:x1="3.098cm" svg:y1="19.346cm" svg:x2="3.098cm" svg:y2="20.616cm">
          <text:p/>
        </draw:line>
        <draw:custom-shape draw:style-name="gr74" draw:text-style-name="P11" xml:id="id5" draw:id="id5" draw:layer="layout" svg:width="2.54cm" svg:height="2.223cm" svg:x="1.809cm" svg:y="20.648cm">
          <text:p text:style-name="P11"><text:span text:style-name="T4">Fetch File</text:span></text:p>
          <text:p text:style-name="P11"><text:span text:style-name="T4">From</text:span></text:p>
          <text:p text:style-name="P11"><text:span text:style-name="T4">Pe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1" draw:layer="layout" svg:width="2.54cm" svg:height="2.223cm" svg:x="12.509cm" svg:y="20.647cm">
          <text:p text:style-name="P11"><text:span text:style-name="T4">Select Finite</text:span></text:p>
          <text:p text:style-name="P11"><text:span text:style-name="T4">Connected</text:span></text:p>
          <text:p text:style-name="P11"><text:span text:style-name="T4">Pe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1" draw:layer="layout" svg:width="2.54cm" svg:height="2.223cm" svg:x="16.01cm" svg:y="20.647cm">
          <text:p text:style-name="P11"><text:span text:style-name="T4">Send Pie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5" draw:layer="layout" svg:x1="14.742cm" svg:y1="20.932cm" svg:x2="16.33cm" svg:y2="20.932cm">
          <text:p/>
        </draw:line>
        <draw:line draw:style-name="gr79" draw:text-style-name="P5" draw:layer="layout" svg:x1="16.33cm" svg:y1="22.52cm" svg:x2="14.742cm" svg:y2="22.52cm">
          <text:p/>
        </draw:line>
        <draw:line draw:style-name="gr80" draw:text-style-name="P5" draw:layer="layout" svg:x1="10.932cm" svg:y1="20.932cm" svg:x2="12.837cm" svg:y2="20.932cm">
          <text:p/>
        </draw:line>
        <draw:custom-shape draw:style-name="gr74" draw:text-style-name="P11" xml:id="id3" draw:id="id3" draw:layer="layout" svg:width="2.54cm" svg:height="2.223cm" svg:x="8.909cm" svg:y="20.647cm">
          <text:p text:style-name="P11"><text:span text:style-name="T4">Distribute File</text:span></text:p>
          <text:p text:style-name="P11"><text:span text:style-name="T4">Into</text:span></text:p>
          <text:p text:style-name="P11"><text:span text:style-name="T4">Pe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1" draw:text-style-name="P5" draw:layer="layout" svg:x1="12.837cm" svg:y1="22.52cm" svg:x2="11.25cm" svg:y2="22.52cm">
          <text:p/>
        </draw:line>
        <draw:line draw:style-name="gr77" draw:text-style-name="P5" draw:layer="layout" svg:x1="7.667cm" svg:y1="19.097cm" svg:x2="9.42cm" svg:y2="20.932cm">
          <text:p/>
        </draw:line>
        <draw:connector draw:style-name="gr82" draw:text-style-name="P5" draw:layer="layout" svg:x1="10.179cm" svg:y1="20.647cm" svg:x2="6.246cm" svg:y2="15.059cm" draw:start-shape="id3" draw:start-glue-point="4" draw:end-shape="id4" draw:end-glue-point="10" svg:d="M10179 20647v-5588h-3933" svg:viewBox="0 0 3934 5589">
          <text:p/>
        </draw:connector>
        <draw:custom-shape draw:style-name="gr74" draw:text-style-name="P11" draw:layer="layout" svg:width="2.54cm" svg:height="2.223cm" svg:x="5.21cm" svg:y="20.648cm">
          <text:p text:style-name="P11"><text:span text:style-name="T4">Ask</text:span></text:p>
          <text:p text:style-name="P11"><text:span text:style-name="T4">Connected</text:span></text:p>
          <text:p text:style-name="P11"><text:span text:style-name="T4">Pe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1" draw:layer="layout" svg:width="2.54cm" svg:height="2.223cm" svg:x="3.187cm" svg:y="24.207cm">
          <text:p text:style-name="P11"><text:span text:style-name="T4">Increase </text:span></text:p>
          <text:p text:style-name="P11"><text:span text:style-name="T4">TT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3" draw:text-style-name="P5" draw:layer="layout" svg:x1="4.657cm" svg:y1="24.107cm" svg:x2="5.61cm" svg:y2="22.52cm">
          <text:p/>
        </draw:line>
        <draw:line draw:style-name="gr84" draw:text-style-name="P5" draw:layer="layout" svg:x1="6.245cm" svg:y1="22.837cm" svg:x2="5.292cm" svg:y2="24.425cm">
          <text:p/>
        </draw:line>
        <draw:line draw:style-name="gr85" draw:text-style-name="P5" draw:layer="layout" svg:x1="4.34cm" svg:y1="21.25cm" svg:x2="5.292cm" svg:y2="21.25cm">
          <text:p/>
        </draw:line>
        <draw:line draw:style-name="gr86" draw:text-style-name="P5" draw:layer="layout" svg:x1="5.292cm" svg:y1="22.202cm" svg:x2="4.34cm" svg:y2="22.202cm">
          <text:p/>
        </draw:line>
        <draw:connector draw:style-name="gr87" draw:text-style-name="P5" draw:layer="layout" svg:x1="1.809cm" svg:y1="21.76cm" svg:x2="3.706cm" svg:y2="15.058cm" draw:start-shape="id5" draw:start-glue-point="6" draw:end-shape="id4" svg:d="M1809 21760h-501v-6702h2398" svg:viewBox="0 0 2399 6703">
          <text:p/>
        </draw:connector>
        <draw:custom-shape draw:style-name="gr74" draw:text-style-name="P11" draw:layer="layout" svg:width="2.54cm" svg:height="2.223cm" svg:x="5.808cm" svg:y="17.147cm">
          <text:p text:style-name="P11"><text:span text:style-name="T4">Upload</text:span></text:p>
          <text:p text:style-name="P11"><text:span text:style-name="T4">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3.052cm" svg:y="15.717cm">
          <text:p text:style-name="P1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5.952cm" svg:y="15.817cm">
          <text:p text:style-name="P1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3.252cm" svg:y="19.517cm">
          <text:p text:style-name="P1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8.452cm" svg:y="19.217cm">
          <text:p text:style-name="P11"><text:span text:style-name="T4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5.052cm" svg:y="20.117cm">
          <text:p text:style-name="P1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1.752cm" svg:y="22.617cm">
          <text:p text:style-name="P11"><text:span text:style-name="T4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1.552cm" svg:y="20.117cm">
          <text:p text:style-name="P11"><text:span text:style-name="T4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4.352cm" svg:y="22.417cm">
          <text:p text:style-name="P1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4.352cm" svg:y="20.517cm">
          <text:p text:style-name="P1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5.252cm" svg:y="22.617cm">
          <text:p text:style-name="P11"><text:span text:style-name="T4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4.152cm" svg:y="23.217cm">
          <text:p text:style-name="P11"><text:span text:style-name="T4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6.052cm" svg:y="23.117cm">
          <text:p text:style-name="P11"><text:span text:style-name="T4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0.352cm" svg:y="16.817cm">
          <text:p text:style-name="P11"><text:span text:style-name="T4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0.552cm" svg:y="16.817cm">
          <text:p text:style-name="P11"><text:span text:style-name="T4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8" draw:text-style-name="P15" draw:layer="layout" svg:width="5.68cm" svg:height="0.683cm" svg:x="14.4cm" svg:y="26.082cm">
          <draw:text-box>
            <text:p><text:span text:style-name="T5">User Interface Managment</text:span></text:p>
          </draw:text-box>
        </draw:frame>
        <draw:frame draw:style-name="gr89" draw:text-style-name="P8" draw:layer="layout" svg:width="9.43cm" svg:height="1.27cm" svg:x="11.16cm" svg:y="1.317cm">
          <draw:text-box>
            <text:p><text:span text:style-name="T3">AnonFS State Diagram (NFA)</text:span></text:p>
          </draw:text-box>
        </draw:frame>
      </draw:page>
      <draw:page draw:name="page12" draw:style-name="dp1" draw:master-page-name="Default">
        <draw:custom-shape draw:style-name="gr72" draw:text-style-name="P14" draw:layer="layout" svg:width="0.635cm" svg:height="0.635cm" svg:x="1.052cm" svg:y="26.217cm">
          <text:p text:style-name="P11"><text:span text:style-name="T4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25.117cm">
          <text:p text:style-name="P11"><text:span text:style-name="T4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24.017cm">
          <text:p text:style-name="P11"><text:span text:style-name="T4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22.917cm">
          <text:p text:style-name="P11"><text:span text:style-name="T4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21.817cm">
          <text:p text:style-name="P11"><text:span text:style-name="T4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20.717cm">
          <text:p text:style-name="P11"><text:span text:style-name="T4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19.617cm">
          <text:p text:style-name="P11"><text:span text:style-name="T4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18.517cm">
          <text:p text:style-name="P11"><text:span text:style-name="T4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17.417cm">
          <text:p text:style-name="P11"><text:span text:style-name="T4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16.317cm">
          <text:p text:style-name="P1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15.217cm">
          <text:p text:style-name="P11"><text:span text:style-name="T4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14.117cm">
          <text:p text:style-name="P11"><text:span text:style-name="T4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13.017cm">
          <text:p text:style-name="P1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11.917cm">
          <text:p text:style-name="P1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10.817cm">
          <text:p text:style-name="P11"><text:span text:style-name="T4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9.717cm">
          <text:p text:style-name="P1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8.617cm">
          <text:p text:style-name="P1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7.517cm">
          <text:p text:style-name="P1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6.417cm">
          <text:p text:style-name="P1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5.317cm">
          <text:p text:style-name="P1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4.217cm">
          <text:p text:style-name="P1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3.117cm">
          <text:p text:style-name="P1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2.117cm">
          <text:p text:style-name="P1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1.117cm">
          <text:p text:style-name="P1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16" draw:layer="layout" svg:width="8.573cm" svg:height="0.952cm" svg:x="1.587cm" svg:y="0.965cm">
          <draw:text-box>
            <text:p><text:span text:style-name="T6">Start BootStrap Thread Event</text:span></text:p>
          </draw:text-box>
        </draw:frame>
        <draw:frame draw:style-name="gr90" draw:text-style-name="P16" draw:layer="layout" svg:width="8.573cm" svg:height="0.952cm" svg:x="1.588cm" svg:y="1.965cm">
          <draw:text-box>
            <text:p><text:span text:style-name="T6">Start User Handler Thread Event</text:span></text:p>
          </draw:text-box>
        </draw:frame>
        <draw:frame draw:style-name="gr91" draw:text-style-name="P16" draw:layer="layout" svg:width="14.586cm" svg:height="0.839cm" svg:x="1.589cm" svg:y="3.065cm">
          <draw:text-box>
            <text:p><text:span text:style-name="T6">Start Peer Request Handler Thread Event</text:span></text:p>
          </draw:text-box>
        </draw:frame>
        <draw:frame draw:style-name="gr91" draw:text-style-name="P16" draw:layer="layout" svg:width="11.093cm" svg:height="0.839cm" svg:x="1.589cm" svg:y="4.165cm">
          <draw:text-box>
            <text:p><text:span text:style-name="T6">Request Packet Validation Success Event</text:span></text:p>
          </draw:text-box>
        </draw:frame>
        <draw:frame draw:style-name="gr90" draw:text-style-name="P16" draw:layer="layout" svg:width="8.573cm" svg:height="0.952cm" svg:x="1.59cm" svg:y="5.165cm">
          <draw:text-box>
            <text:p><text:span text:style-name="T6">Reply packet created Event</text:span></text:p>
          </draw:text-box>
        </draw:frame>
        <draw:frame draw:style-name="gr90" draw:text-style-name="P16" draw:layer="layout" svg:width="12.361cm" svg:height="0.952cm" svg:x="1.591cm" svg:y="6.265cm">
          <draw:text-box>
            <text:p><text:span text:style-name="T6">Reply packet send Failure/Success Event</text:span></text:p>
          </draw:text-box>
        </draw:frame>
        <draw:frame draw:style-name="gr90" draw:text-style-name="P16" draw:layer="layout" svg:width="12.361cm" svg:height="0.952cm" svg:x="1.592cm" svg:y="7.365cm">
          <draw:text-box>
            <text:p><text:span text:style-name="T6">User Selected Download File Event</text:span></text:p>
          </draw:text-box>
        </draw:frame>
        <draw:frame draw:style-name="gr90" draw:text-style-name="P16" draw:layer="layout" svg:width="12.361cm" svg:height="0.952cm" svg:x="1.593cm" svg:y="8.565cm">
          <draw:text-box>
            <text:p><text:span text:style-name="T6">User Selected Upload File Event</text:span></text:p>
          </draw:text-box>
        </draw:frame>
        <draw:frame draw:style-name="gr90" draw:text-style-name="P16" draw:layer="layout" svg:width="15.851cm" svg:height="0.952cm" svg:x="1.594cm" svg:y="9.665cm">
          <draw:text-box>
            <text:p><text:span text:style-name="T6">File MetaData Retrieved from disk and ready to Gather Event</text:span></text:p>
          </draw:text-box>
        </draw:frame>
        <draw:frame draw:style-name="gr90" draw:text-style-name="P16" draw:layer="layout" svg:width="15.851cm" svg:height="0.952cm" svg:x="1.595cm" svg:y="10.765cm">
          <draw:text-box>
            <text:p><text:span text:style-name="T6">File MetaData stored to disk and ready to Disperse Event</text:span></text:p>
          </draw:text-box>
        </draw:frame>
        <draw:frame draw:style-name="gr90" draw:text-style-name="P16" draw:layer="layout" svg:width="15.851cm" svg:height="0.952cm" svg:x="1.596cm" svg:y="11.765cm">
          <draw:text-box>
            <text:p><text:span text:style-name="T6">Piece Table is Valid and Non Expired Event</text:span></text:p>
          </draw:text-box>
        </draw:frame>
        <draw:frame draw:style-name="gr90" draw:text-style-name="P16" draw:layer="layout" svg:width="15.851cm" svg:height="0.952cm" svg:x="1.597cm" svg:y="12.865cm">
          <draw:text-box>
            <text:p><text:span text:style-name="T6">Piece Retrieve Perminant Failure/ Success Event</text:span></text:p>
          </draw:text-box>
        </draw:frame>
        <draw:frame draw:style-name="gr90" draw:text-style-name="P16" draw:layer="layout" svg:width="15.851cm" svg:height="0.952cm" svg:x="1.598cm" svg:y="14.065cm">
          <draw:text-box>
            <text:p><text:span text:style-name="T6">Piece Selected to send Event</text:span></text:p>
          </draw:text-box>
        </draw:frame>
        <draw:frame draw:style-name="gr90" draw:text-style-name="P16" draw:layer="layout" svg:width="15.851cm" svg:height="0.952cm" svg:x="1.599cm" svg:y="15.165cm">
          <draw:text-box>
            <text:p><text:span text:style-name="T6">Piece Sending and Redudancy Ensured Event</text:span></text:p>
          </draw:text-box>
        </draw:frame>
        <draw:frame draw:style-name="gr90" draw:text-style-name="P16" draw:layer="layout" svg:width="15.851cm" svg:height="0.952cm" svg:x="1.6cm" svg:y="16.165cm">
          <draw:text-box>
            <text:p><text:span text:style-name="T6">Peers are selected to send current piece Event</text:span></text:p>
          </draw:text-box>
        </draw:frame>
        <draw:frame draw:style-name="gr90" draw:text-style-name="P16" draw:layer="layout" svg:width="15.851cm" svg:height="0.952cm" svg:x="1.601cm" svg:y="17.265cm">
          <draw:text-box>
            <text:p><text:span text:style-name="T6">Piece Sending Success or Failure Event</text:span></text:p>
          </draw:text-box>
        </draw:frame>
        <draw:frame draw:style-name="gr90" draw:text-style-name="P16" draw:layer="layout" svg:width="15.851cm" svg:height="0.952cm" svg:x="1.602cm" svg:y="18.365cm">
          <draw:text-box>
            <text:p><text:span text:style-name="T6">TTL Increase Success or Failure Event</text:span></text:p>
          </draw:text-box>
        </draw:frame>
        <draw:frame draw:style-name="gr90" draw:text-style-name="P16" draw:layer="layout" svg:width="15.851cm" svg:height="0.952cm" svg:x="1.603cm" svg:y="19.465cm">
          <draw:text-box>
            <text:p><text:span text:style-name="T6">TTL Increase Needed Event</text:span></text:p>
          </draw:text-box>
        </draw:frame>
        <draw:frame draw:style-name="gr90" draw:text-style-name="P16" draw:layer="layout" svg:width="15.851cm" svg:height="0.952cm" svg:x="1.604cm" svg:y="20.565cm">
          <draw:text-box>
            <text:p><text:span text:style-name="T6">File Sending Success Event</text:span></text:p>
          </draw:text-box>
        </draw:frame>
        <draw:frame draw:style-name="gr90" draw:text-style-name="P16" draw:layer="layout" svg:width="15.851cm" svg:height="0.952cm" svg:x="1.605cm" svg:y="21.765cm">
          <draw:text-box>
            <text:p><text:span text:style-name="T6">File Retreval Sucess/ Partial Sucess / Failure Event</text:span></text:p>
          </draw:text-box>
        </draw:frame>
        <draw:frame draw:style-name="gr90" draw:text-style-name="P16" draw:layer="layout" svg:width="15.851cm" svg:height="0.952cm" svg:x="1.606cm" svg:y="22.765cm">
          <draw:text-box>
            <text:p><text:span text:style-name="T6">Catastrophic Failure in connection management Event</text:span></text:p>
          </draw:text-box>
        </draw:frame>
        <draw:frame draw:style-name="gr90" draw:text-style-name="P16" draw:layer="layout" svg:width="15.851cm" svg:height="0.952cm" svg:x="1.607cm" svg:y="23.965cm">
          <draw:text-box>
            <text:p><text:span text:style-name="T6">Catastrophic Failure in connection management Event</text:span></text:p>
          </draw:text-box>
        </draw:frame>
        <draw:frame draw:style-name="gr90" draw:text-style-name="P16" draw:layer="layout" svg:width="15.851cm" svg:height="0.952cm" svg:x="1.608cm" svg:y="24.965cm">
          <draw:text-box>
            <text:p><text:span text:style-name="T6">Connection Failure/ Success Event</text:span></text:p>
          </draw:text-box>
        </draw:frame>
        <draw:frame draw:style-name="gr90" draw:text-style-name="P16" draw:layer="layout" svg:width="15.851cm" svg:height="0.952cm" svg:x="1.609cm" svg:y="26.065cm">
          <draw:text-box>
            <text:p><text:span text:style-name="T6">Found Non-Connected Peer Event</text:span></text:p>
          </draw:text-box>
        </draw:frame>
      </draw:page>
      <draw:page draw:name="page13" draw:style-name="dp1" draw:master-page-name="Default">
        <draw:custom-shape draw:style-name="gr92" draw:text-style-name="P2" draw:layer="layout" svg:width="4.195cm" svg:height="0.82cm" svg:x="15.82cm" svg:y="3.721cm">
          <text:p text:style-name="P2">Onion U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17" draw:layer="layout" svg:width="13.184cm" svg:height="9.959cm" svg:x="1.635cm" svg:y="1.952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" draw:layer="layout" svg:width="6.891cm" svg:height="1.867cm" svg:x="2.834cm" svg:y="3.196cm">
          <text:p text:style-name="P2">TOR</text:p>
          <draw:enhanced-geometry svg:viewBox="0 0 21600 21600" draw:type="rectangle" draw:enhanced-path="M 0 0 L 21600 0 21600 21600 0 21600 0 0 Z N"/>
        </draw:custom-shape>
        <draw:line draw:style-name="gr95" draw:text-style-name="P3" draw:layer="layout" svg:x1="6.129cm" svg:y1="6.62cm" svg:x2="6.129cm" svg:y2="5.063cm">
          <text:p/>
        </draw:line>
        <draw:line draw:style-name="gr95" draw:text-style-name="P3" draw:layer="layout" svg:x1="9.825cm" svg:y1="4.152cm" svg:x2="15.705cm" svg:y2="4.152cm">
          <text:p/>
        </draw:line>
        <draw:g>
          <draw:custom-shape draw:style-name="gr96" draw:text-style-name="P17" draw:layer="layout" svg:width="8.689cm" svg:height="4.357cm" svg:x="2.234cm" svg:y="6.62cm">
            <text:p/>
            <draw:enhanced-geometry svg:viewBox="0 0 21600 21600" draw:type="rectangle" draw:enhanced-path="M 0 0 L 21600 0 21600 21600 0 21600 0 0 Z N"/>
          </draw:custom-shape>
          <draw:custom-shape draw:style-name="gr97" draw:text-style-name="P2" draw:layer="layout" svg:width="4.794cm" svg:height="1.245cm" svg:x="4.032cm" svg:y="7.242cm">
            <text:p text:style-name="P2">AnonChat</text:p>
            <draw:enhanced-geometry svg:viewBox="0 0 21600 21600" draw:type="rectangle" draw:enhanced-path="M 0 0 L 21600 0 21600 21600 0 21600 0 0 Z N"/>
          </draw:custom-shape>
          <draw:custom-shape draw:style-name="gr98" draw:text-style-name="P2" draw:layer="layout" svg:width="4.794cm" svg:height="1.244cm" svg:x="4.032cm" svg:y="9.007cm">
            <text:p text:style-name="P2">AnonFS</text:p>
            <draw:enhanced-geometry svg:viewBox="0 0 21600 21600" draw:type="rectangle" draw:enhanced-path="M 0 0 L 21600 0 21600 21600 0 21600 0 0 Z N"/>
          </draw:custom-shape>
        </draw:g>
        <draw:frame draw:style-name="gr30" draw:text-style-name="P1" draw:layer="layout" svg:width="4.981cm" svg:height="1.673cm" svg:x="9.255cm" svg:y="11.107cm">
          <draw:text-box>
            <text:p>AnonFS Peer</text:p>
          </draw:text-box>
        </draw:frame>
        <draw:custom-shape draw:style-name="gr99" draw:text-style-name="P2" draw:layer="layout" svg:width="2.098cm" svg:height="1.245cm" svg:x="12.421cm" svg:y="8.176cm">
          <text:p text:style-name="P2">User</text:p>
          <draw:enhanced-geometry svg:viewBox="0 0 21600 21600" draw:type="rectangle" draw:enhanced-path="M 0 0 L 21600 0 21600 21600 0 21600 0 0 Z N"/>
        </draw:custom-shape>
        <draw:line draw:style-name="gr95" draw:text-style-name="P3" draw:layer="layout" svg:x1="10.923cm" svg:y1="8.799cm" svg:x2="12.422cm" svg:y2="8.799cm">
          <text:p/>
        </draw:line>
      </draw:page>
      <draw:page draw:name="page14" draw:style-name="dp1" draw:master-page-name="Default">
        <draw:frame draw:style-name="gr100" draw:text-style-name="P1" draw:layer="layout" svg:width="13.422cm" svg:height="0.962cm" svg:x="4.175cm" svg:y="0.817cm">
          <draw:text-box>
            <text:p>Overall Block Diagram AnonFS and AnonChat</text:p>
          </draw:text-box>
        </draw:frame>
        <draw:g>
          <draw:custom-shape draw:style-name="gr101" draw:text-style-name="P17" draw:layer="layout" svg:width="13.97cm" svg:height="10.477cm" svg:x="4.493cm" svg:y="16.335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2" draw:layer="layout" svg:width="10.038cm" svg:height="1.115cm" svg:x="6.868cm" svg:y="16.732cm">
            <text:p text:style-name="P2">TOR/I2P Communication Module</text:p>
            <draw:enhanced-geometry svg:viewBox="0 0 21600 21600" draw:type="rectangle" draw:enhanced-path="M 0 0 L 21600 0 21600 21600 0 21600 0 0 Z N"/>
          </draw:custom-shape>
          <draw:custom-shape draw:style-name="gr103" draw:text-style-name="P2" draw:layer="layout" svg:width="5.838cm" svg:height="1.355cm" svg:x="12.153cm" svg:y="19.815cm">
            <text:p text:style-name="P2">AnonChat</text:p>
            <draw:enhanced-geometry svg:viewBox="0 0 21600 21600" draw:type="rectangle" draw:enhanced-path="M 0 0 L 21600 0 21600 21600 0 21600 0 0 Z N"/>
          </draw:custom-shape>
          <draw:custom-shape draw:style-name="gr104" draw:text-style-name="P2" draw:layer="layout" svg:width="5.838cm" svg:height="1.353cm" svg:x="4.968cm" svg:y="19.815cm">
            <text:p text:style-name="P2">AnonFS</text:p>
            <draw:enhanced-geometry svg:viewBox="0 0 21600 21600" draw:type="rectangle" draw:enhanced-path="M 0 0 L 21600 0 21600 21600 0 21600 0 0 Z N"/>
          </draw:custom-shape>
          <draw:custom-shape draw:style-name="gr105" draw:text-style-name="P2" draw:layer="layout" svg:width="10.853cm" svg:height="1.394cm" svg:x="4.771cm" svg:y="23.997cm">
            <text:p text:style-name="P2">File System / Operating System</text:p>
            <draw:enhanced-geometry svg:viewBox="0 0 21600 21600" draw:type="rectangle" draw:enhanced-path="M 0 0 L 21600 0 21600 21600 0 21600 0 0 Z N"/>
          </draw:custom-shape>
          <draw:line draw:style-name="gr95" draw:text-style-name="P3" draw:layer="layout" svg:x1="8.938cm" svg:y1="19.827cm" svg:x2="11.209cm" svg:y2="17.847cm">
            <text:p/>
          </draw:line>
          <draw:line draw:style-name="gr95" draw:text-style-name="P3" draw:layer="layout" svg:x1="11.209cm" svg:y1="17.847cm" svg:x2="13.383cm" svg:y2="19.827cm">
            <text:p/>
          </draw:line>
          <draw:line draw:style-name="gr95" draw:text-style-name="P3" draw:layer="layout" svg:x1="8.224cm" svg:y1="21.208cm" svg:x2="8.224cm" svg:y2="23.996cm">
            <text:p/>
          </draw:line>
          <draw:custom-shape draw:style-name="gr106" draw:text-style-name="P2" draw:layer="layout" svg:width="3.527cm" svg:height="1.394cm" svg:x="9.681cm" svg:y="22.324cm">
            <text:p text:style-name="P2">User</text:p>
            <draw:enhanced-geometry svg:viewBox="0 0 21600 21600" draw:type="rectangle" draw:enhanced-path="M 0 0 L 21600 0 21600 21600 0 21600 0 0 Z N"/>
          </draw:custom-shape>
          <draw:line draw:style-name="gr95" draw:text-style-name="P3" draw:layer="layout" svg:x1="10.023cm" svg:y1="21.208cm" svg:x2="11.38cm" svg:y2="22.323cm">
            <text:p/>
          </draw:line>
          <draw:line draw:style-name="gr95" draw:text-style-name="P3" draw:layer="layout" svg:x1="11.38cm" svg:y1="22.323cm" svg:x2="12.736cm" svg:y2="21.208cm">
            <text:p/>
          </draw:line>
          <draw:frame draw:style-name="gr30" draw:text-style-name="P1" draw:layer="layout" svg:width="3.81cm" svg:height="1.673cm" svg:x="14.97cm" svg:y="25.83cm">
            <draw:text-box>
              <text:p>Peer Block</text:p>
            </draw:text-box>
          </draw:frame>
        </draw:g>
        <draw:g>
          <draw:custom-shape draw:style-name="gr101" draw:text-style-name="P17" draw:layer="layout" svg:width="13.97cm" svg:height="10.477cm" draw:transform="rotate (-3.14159265358979) translate (18.625cm 12.4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2" draw:layer="layout" svg:width="10.038cm" svg:height="1.115cm" draw:transform="rotate (-3.14159265358979) translate (16.25cm 12.006cm)">
            <text:p text:style-name="P2">TOR/I2P Communication Modul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2" draw:layer="layout" svg:width="5.838cm" svg:height="1.355cm" draw:transform="rotate (-3.14159265358979) translate (10.965cm 8.924cm)">
            <text:p text:style-name="P2">AnonCha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2" draw:layer="layout" svg:width="5.838cm" svg:height="1.353cm" draw:transform="rotate (-3.14159265358979) translate (18.15cm 8.923cm)">
            <text:p text:style-name="P2">AnonF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2" draw:layer="layout" svg:width="10.853cm" svg:height="1.394cm" draw:transform="rotate (-3.14159265358979) translate (18.347cm 4.741cm)">
            <text:p text:style-name="P2">File System / Operating System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5" draw:text-style-name="P3" draw:layer="layout" svg:x1="14.18cm" svg:y1="8.911cm" svg:x2="11.909cm" svg:y2="10.891cm">
            <text:p/>
          </draw:line>
          <draw:line draw:style-name="gr95" draw:text-style-name="P3" draw:layer="layout" svg:x1="11.909cm" svg:y1="10.891cm" svg:x2="9.735cm" svg:y2="8.911cm">
            <text:p/>
          </draw:line>
          <draw:line draw:style-name="gr95" draw:text-style-name="P3" draw:layer="layout" svg:x1="14.894cm" svg:y1="7.53cm" svg:x2="14.894cm" svg:y2="4.742cm">
            <text:p/>
          </draw:line>
          <draw:custom-shape draw:style-name="gr106" draw:text-style-name="P2" draw:layer="layout" svg:width="3.527cm" svg:height="1.394cm" draw:transform="rotate (-3.14159265358979) translate (13.437cm 6.414cm)">
            <text:p text:style-name="P2">User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5" draw:text-style-name="P3" draw:layer="layout" svg:x1="13.095cm" svg:y1="7.53cm" svg:x2="11.738cm" svg:y2="6.415cm">
            <text:p/>
          </draw:line>
          <draw:line draw:style-name="gr95" draw:text-style-name="P3" draw:layer="layout" svg:x1="11.738cm" svg:y1="6.415cm" svg:x2="10.382cm" svg:y2="7.53cm">
            <text:p/>
          </draw:line>
          <draw:frame draw:style-name="gr30" draw:text-style-name="P1" draw:layer="layout" svg:width="3.81cm" svg:height="1.673cm" draw:transform="rotate (-3.14159265358979) translate (8.148cm 2.908cm)">
            <draw:text-box>
              <text:p>Peer Block</text:p>
            </draw:text-box>
          </draw:frame>
        </draw:g>
        <draw:custom-shape draw:style-name="gr107" draw:text-style-name="P2" draw:layer="layout" svg:width="13.653cm" svg:height="1.27cm" svg:x="4.492cm" svg:y="14.017cm">
          <text:p text:style-name="P2">TOR Overlay Network</text:p>
          <draw:enhanced-geometry svg:viewBox="0 0 21600 21600" draw:type="rectangle" draw:enhanced-path="M 0 0 L 21600 0 21600 21600 0 21600 0 0 Z N"/>
        </draw:custom-shape>
        <draw:line draw:style-name="gr95" draw:text-style-name="P3" draw:layer="layout" svg:x1="11.526cm" svg:y1="16.758cm" svg:x2="11.526cm" svg:y2="15.282cm">
          <text:p/>
        </draw:line>
        <draw:line draw:style-name="gr95" draw:text-style-name="P3" draw:layer="layout" svg:x1="11.527cm" svg:y1="13.958cm" svg:x2="11.527cm" svg:y2="12.482cm">
          <text:p/>
        </draw:line>
      </draw:page>
      <draw:page draw:name="page15" draw:style-name="dp1" draw:master-page-name="Default">
        <draw:line draw:style-name="gr55" draw:text-style-name="P5" draw:layer="layout" svg:x1="1.8cm" svg:y1="10.455cm" svg:x2="3.387cm" svg:y2="10.455cm">
          <text:p/>
        </draw:line>
        <draw:frame draw:style-name="gr56" draw:text-style-name="P9" draw:layer="layout" svg:width="1.587cm" svg:height="1.073cm" svg:x="1.8cm" svg:y="9.92cm">
          <draw:text-box>
            <text:p><text:span text:style-name="T4">Start</text:span></text:p>
          </draw:text-box>
        </draw:frame>
        <draw:custom-shape draw:style-name="gr59" draw:text-style-name="P11" draw:layer="layout" svg:width="2.857cm" svg:height="2.54cm" svg:x="3.453cm" svg:y="4.987cm">
          <text:p text:style-name="P11"><text:span text:style-name="T4">Peer Request </text:span></text:p>
          <text:p text:style-name="P11"><text:span text:style-name="T4">Handler</text:span></text:p>
          <text:p text:style-name="P11"><text:span text:style-name="T4">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12" draw:layer="layout" svg:x1="4.81cm" svg:y1="9.186cm" svg:x2="4.81cm" svg:y2="7.598cm">
          <text:p/>
        </draw:line>
        <draw:line draw:style-name="gr70" draw:text-style-name="P5" draw:layer="layout" svg:x1="6.08cm" svg:y1="10.525cm" svg:x2="9.137cm" svg:y2="10.525cm">
          <text:p/>
        </draw:line>
        <draw:custom-shape draw:style-name="gr59" draw:text-style-name="P11" draw:layer="layout" svg:width="2.857cm" svg:height="2.54cm" svg:x="9.146cm" svg:y="9.187cm">
          <text:p text:style-name="P11"><text:span text:style-name="T4">Peer Discovery</text:span></text:p>
          <text:p text:style-name="P11"><text:span text:style-name="T4">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1" draw:layer="layout" svg:width="2.857cm" svg:height="2.54cm" svg:x="3.453cm" svg:y="9.186cm">
          <text:p text:style-name="P11"><text:span text:style-name="T4">Peer Is Al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7.152cm" svg:y="10.717cm">
          <text:p text:style-name="P1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5.152cm" svg:y="12.417cm">
          <text:p text:style-name="P1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5.052cm" svg:y="8.217cm">
          <text:p text:style-name="P1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1" draw:layer="layout" svg:width="2.54cm" svg:height="2.223cm" svg:x="3.706cm" svg:y="13.947cm">
          <text:p text:style-name="P11"><text:span text:style-name="T4">User</text:span></text:p>
          <text:p text:style-name="P11"><text:span text:style-name="T4">Management</text:span></text:p>
          <text:p text:style-name="P11"><text:span text:style-name="T4">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8" draw:layer="layout" svg:width="9.43cm" svg:height="1.27cm" svg:x="11.16cm" svg:y="1.317cm">
          <draw:text-box>
            <text:p><text:span text:style-name="T3">AnonFS State Diagram (NFA)</text:span></text:p>
          </draw:text-box>
        </draw:frame>
        <draw:line draw:style-name="gr57" draw:text-style-name="P5" draw:layer="layout" svg:x1="4.975cm" svg:y1="11.725cm" svg:x2="4.975cm" svg:y2="13.947cm">
          <text:p/>
        </draw:line>
        <draw:custom-shape draw:style-name="gr72" draw:text-style-name="P14" draw:layer="layout" svg:width="0.635cm" svg:height="0.635cm" svg:x="9.89cm" svg:y="7.515cm">
          <text:p text:style-name="P1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9.89cm" svg:y="6.515cm">
          <text:p text:style-name="P1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9.89cm" svg:y="5.515cm">
          <text:p text:style-name="P1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16" draw:layer="layout" svg:width="8.573cm" svg:height="0.952cm" svg:x="10.425cm" svg:y="5.363cm">
          <draw:text-box>
            <text:p><text:span text:style-name="T6">Start BootStrap Thread Event</text:span></text:p>
          </draw:text-box>
        </draw:frame>
        <draw:frame draw:style-name="gr90" draw:text-style-name="P16" draw:layer="layout" svg:width="8.573cm" svg:height="0.952cm" svg:x="10.426cm" svg:y="6.363cm">
          <draw:text-box>
            <text:p><text:span text:style-name="T6">Start User Handler Thread Event</text:span></text:p>
          </draw:text-box>
        </draw:frame>
        <draw:frame draw:style-name="gr91" draw:text-style-name="P16" draw:layer="layout" svg:width="14.586cm" svg:height="0.839cm" svg:x="10.427cm" svg:y="7.463cm">
          <draw:text-box>
            <text:p><text:span text:style-name="T6">Start Peer Request Handler Thread Even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6" draw:display-name="Arrowheads 66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3T15:59:34.683144145</meta:creation-date>
    <dc:date>2021-08-22T18:54:41.238613541</dc:date>
    <meta:editing-duration>PT3H26M36S</meta:editing-duration>
    <meta:editing-cycles>19</meta:editing-cycles>
    <meta:generator>LibreOffice/7.2.0.4$Linux_X86_64 LibreOffice_project/20$Build-4</meta:generator>
    <meta:document-statistic meta:object-count="329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5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iece Count</text:p>
          </table:table-cell>
        </table:table-row>
        <table:table-row table:style-name="ro1">
          <table:table-cell table:style-name="ce2" office:value-type="string" calcext:value-type="string">
            <text:p>TestFile.txt</text:p>
          </table:table-cell>
          <table:table-cell table:style-name="ce2" office:value-type="string" calcext:value-type="string">
            <text:p>ecb123456789</text:p>
          </table:table-cell>
          <table:table-cell table:style-name="ce2" office:value-type="string" calcext:value-type="string">
            <text:p>21-05-2021</text:p>
          </table:table-cell>
          <table:table-cell table:style-name="ce2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5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Piece</text:p>
          </table:table-cell>
          <table:table-cell table:style-name="ce1" office:value-type="string" calcext:value-type="string">
            <text:p>CheckSum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eers</text:p>
          </table:table-cell>
        </table:table-row>
        <table:table-row table:style-name="ro1">
          <table:table-cell office:value-type="string" calcext:value-type="string">
            <text:p>TestFile.txt.1</text:p>
          </table:table-cell>
          <table:table-cell office:value-type="string" calcext:value-type="string">
            <text:p>123456789a</text:p>
          </table:table-cell>
          <table:table-cell office:value-type="string" calcext:value-type="string">
            <text:p>21-05-2021</text:p>
          </table:table-cell>
          <table:table-cell office:value-type="string" calcext:value-type="string">
            <text:p>121.0.1.1</text:p>
          </table:table-cell>
        </table:table-row>
        <table:table-row table:style-name="ro1">
          <table:table-cell office:value-type="string" calcext:value-type="string">
            <text:p>TestFile.txt.2</text:p>
          </table:table-cell>
          <table:table-cell office:value-type="string" calcext:value-type="string">
            <text:p>23456789a1</text:p>
          </table:table-cell>
          <table:table-cell office:value-type="string" calcext:value-type="string">
            <text:p>21-05-2021</text:p>
          </table:table-cell>
          <table:table-cell office:value-type="string" calcext:value-type="string">
            <text:p>121.0.1.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 style:data-style-name="N2" text:time-value="17:13:45.132387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